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text-properties fo:language="en" fo:country="US" style:text-scale="98%"/>
    </style:style>
    <style:style style:name="P36" style:family="paragraph" style:parent-style-name="Heading_20_2">
      <style:paragraph-properties fo:break-before="page"/>
      <style:text-properties fo:language="en" fo:country="US"/>
    </style:style>
    <style:style style:name="P37"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9"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40" style:family="paragraph" style:parent-style-name="Heading_20_3">
      <style:text-properties fo:language="en" fo:country="US"/>
    </style:style>
    <style:style style:name="P41" style:family="paragraph" style:parent-style-name="Heading_20_3">
      <style:paragraph-properties fo:margin-top="0.019cm" fo:margin-bottom="0.21cm" fo:break-before="page" style:shadow="none"/>
      <style:text-properties fo:language="en" fo:country="US"/>
    </style:style>
    <style:style style:name="P42" style:family="paragraph" style:parent-style-name="Text_20_body">
      <style:text-properties fo:font-size="11.5pt" fo:language="en" fo:country="US"/>
    </style:style>
    <style:style style:name="P43" style:family="paragraph" style:parent-style-name="Text_20_body" style:list-style-name="L4">
      <style:text-properties fo:font-size="11.5pt" fo:language="en" fo:country="US"/>
    </style:style>
    <style:style style:name="P44" style:family="paragraph" style:parent-style-name="Heading_20_1">
      <style:paragraph-properties fo:break-before="page"/>
      <style:text-properties fo:language="en" fo:country="US"/>
    </style:style>
    <style:style style:name="P45" style:family="paragraph" style:parent-style-name="Text_20_body">
      <style:text-properties fo:language="en" fo:country="US" style:text-scale="97%"/>
    </style:style>
    <style:style style:name="P46" style:family="paragraph" style:parent-style-name="Text_20_body">
      <style:text-properties fo:language="en" fo:country="US" fo:font-style="italic" style:font-style-asian="italic" style:font-style-complex="italic"/>
    </style:style>
    <style:style style:name="P47" style:family="paragraph" style:parent-style-name="Text_20_body">
      <style:paragraph-properties fo:margin-top="0cm" fo:margin-bottom="0.161cm"/>
      <style:text-properties fo:language="en" fo:country="US"/>
    </style:style>
    <style:style style:name="P48" style:family="paragraph" style:parent-style-name="Text_20_body">
      <style:paragraph-properties fo:margin-top="0cm" fo:margin-bottom="0.161cm" fo:break-before="page"/>
      <style:text-properties fo:language="en" fo:country="US"/>
    </style:style>
    <style:style style:name="P49" style:family="paragraph" style:parent-style-name="Heading_20_4">
      <style:text-properties fo:language="en" fo:country="US"/>
    </style:style>
    <style:style style:name="P50" style:family="paragraph" style:parent-style-name="Text_20_body">
      <style:paragraph-properties>
        <style:tab-stops>
          <style:tab-stop style:position="11.8cm"/>
        </style:tab-stops>
      </style:paragraph-properties>
      <style:text-properties fo:language="en" fo:country="US"/>
    </style:style>
    <style:style style:name="P51" style:family="paragraph" style:parent-style-name="Heading_20_4">
      <style:paragraph-properties fo:break-before="page"/>
      <style:text-properties fo:language="en" fo:country="US"/>
    </style:style>
    <style:style style:name="P52" style:family="paragraph" style:parent-style-name="Text_20_body">
      <style:paragraph-properties fo:margin-top="0cm" fo:margin-bottom="0.109cm"/>
      <style:text-properties fo:language="en" fo:country="US" style:text-scale="97%"/>
    </style:style>
    <style:style style:name="P53" style:family="paragraph" style:parent-style-name="Text_20_body">
      <style:paragraph-properties fo:text-align="center" style:justify-single-word="false"/>
      <style:text-properties fo:language="en" fo:country="US"/>
    </style:style>
    <style:style style:name="P54" style:family="paragraph" style:parent-style-name="Heading_20_3">
      <style:paragraph-properties fo:break-before="page"/>
      <style:text-properties fo:language="en" fo:country="US"/>
    </style:style>
    <style:style style:name="P55" style:family="paragraph" style:parent-style-name="Text_20_body">
      <style:paragraph-properties fo:margin-top="0cm" fo:margin-bottom="0.011cm"/>
      <style:text-properties fo:language="en" fo:country="US"/>
    </style:style>
    <style:style style:name="P56" style:family="paragraph" style:parent-style-name="Text_20_body" style:list-style-name="L5">
      <style:paragraph-properties fo:margin-top="0cm" fo:margin-bottom="0.011cm"/>
      <style:text-properties fo:language="en" fo:country="US"/>
    </style:style>
    <style:style style:name="P57" style:family="paragraph" style:parent-style-name="Text_20_body" style:list-style-name="L5">
      <style:text-properties fo:language="en" fo:country="US"/>
    </style:style>
    <style:style style:name="P58" style:family="paragraph" style:parent-style-name="Text_20_body">
      <style:paragraph-properties fo:margin-top="0cm" fo:margin-bottom="0.109cm"/>
      <style:text-properties fo:language="en" fo:country="US" fo:font-style="italic" style:font-style-asian="italic" style:font-style-complex="italic"/>
    </style:style>
    <style:style style:name="P59" style:family="paragraph" style:parent-style-name="Text_20_body" style:list-style-name="L6">
      <style:text-properties fo:language="en" fo:country="US"/>
    </style:style>
    <style:style style:name="P60" style:family="paragraph" style:parent-style-name="Heading_20_1">
      <style:text-properties fo:language="en" fo:country="US"/>
    </style:style>
    <style:style style:name="P61" style:family="paragraph" style:parent-style-name="Heading_20_2">
      <style:paragraph-properties fo:margin-top="0.12cm" fo:margin-bottom="0.21cm"/>
      <style:text-properties fo:language="en" fo:country="US"/>
    </style:style>
    <style:style style:name="P62" style:family="paragraph" style:parent-style-name="Heading_20_3">
      <style:paragraph-properties fo:margin-top="0.22cm" fo:margin-bottom="0.21cm"/>
      <style:text-properties fo:language="en" fo:country="US"/>
    </style:style>
    <style:style style:name="P63" style:family="paragraph" style:parent-style-name="Text_20_body">
      <style:paragraph-properties fo:margin-top="0cm" fo:margin-bottom="0.109cm"/>
      <style:text-properties fo:language="en" fo:country="US" style:text-scale="98%"/>
    </style:style>
    <style:style style:name="P64" style:family="paragraph" style:parent-style-name="Heading_20_3">
      <style:paragraph-properties fo:margin-top="0.019cm" fo:margin-bottom="0.21cm" fo:break-before="page"/>
      <style:text-properties fo:language="en" fo:country="US"/>
    </style:style>
    <style:style style:name="P65" style:family="paragraph" style:parent-style-name="Text_20_body" style:list-style-name="L7">
      <style:text-properties fo:language="en" fo:country="US"/>
    </style:style>
    <style:style style:name="P66" style:family="paragraph" style:parent-style-name="Heading_20_3">
      <style:paragraph-properties fo:margin-top="0.319cm" fo:margin-bottom="0.109cm"/>
      <style:text-properties fo:language="en" fo:country="US"/>
    </style:style>
    <style:style style:name="P67" style:family="paragraph" style:parent-style-name="Heading_20_3">
      <style:paragraph-properties fo:margin-top="0.319cm" fo:margin-bottom="0.109cm" fo:break-before="page"/>
      <style:text-properties fo:language="en" fo:country="US"/>
    </style:style>
    <style:style style:name="P68" style:family="paragraph" style:parent-style-name="Heading_20_3">
      <style:paragraph-properties fo:margin-top="0.22cm" fo:margin-bottom="0.109cm"/>
      <style:text-properties fo:language="en" fo:country="US"/>
    </style:style>
    <style:style style:name="P69" style:family="paragraph" style:parent-style-name="Text_20_body">
      <style:text-properties fo:font-style="normal" style:font-style-asian="normal" style:font-style-complex="normal"/>
    </style:style>
    <style:style style:name="P70" style:family="paragraph" style:parent-style-name="Text_20_body">
      <style:paragraph-properties fo:text-align="center" style:justify-single-word="false"/>
      <style:text-properties fo:font-style="italic" style:font-style-asian="italic" style:font-style-complex="italic"/>
    </style:style>
    <style:style style:name="P71" style:family="paragraph" style:parent-style-name="Heading_20_3">
      <style:text-properties fo:language="en" fo:country="US" fo:font-style="italic" style:font-style-asian="italic" style:font-style-complex="italic"/>
    </style:style>
    <style:style style:name="P72" style:family="paragraph" style:parent-style-name="Heading_20_3">
      <style:paragraph-properties fo:margin-top="0.019cm" fo:margin-bottom="0.109cm" fo:break-before="page"/>
      <style:text-properties fo:language="en" fo:country="US"/>
    </style:style>
    <style:style style:name="P73" style:family="paragraph" style:parent-style-name="Heading_20_3">
      <style:paragraph-properties fo:margin-top="0.12cm" fo:margin-bottom="0.109cm"/>
      <style:text-properties fo:language="en" fo:country="US"/>
    </style:style>
    <style:style style:name="P74"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5" style:family="paragraph" style:parent-style-name="Heading_20_1">
      <style:paragraph-properties fo:margin-top="0cm" fo:margin-bottom="0.21cm" fo:break-before="page"/>
      <style:text-properties fo:language="en" fo:country="US"/>
    </style:style>
    <style:style style:name="P76" style:family="paragraph" style:parent-style-name="Heading_20_2">
      <style:paragraph-properties fo:margin-top="0.22cm" fo:margin-bottom="0.011cm"/>
      <style:text-properties fo:language="en" fo:country="US"/>
    </style:style>
    <style:style style:name="P77" style:family="paragraph" style:parent-style-name="Text_20_body">
      <style:paragraph-properties fo:margin-top="0cm" fo:margin-bottom="0.21cm"/>
      <style:text-properties fo:language="en" fo:country="US"/>
    </style:style>
    <style:style style:name="P78" style:family="paragraph" style:parent-style-name="Heading_20_2">
      <style:paragraph-properties fo:margin-top="0.019cm" fo:margin-bottom="0.21cm" fo:break-before="page"/>
      <style:text-properties fo:language="en" fo:country="US"/>
    </style:style>
    <style:style style:name="P79"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transparent"/>
    </style:style>
    <style:style style:name="T6" style:family="text">
      <style:text-properties style:font-name="Wingdings" style:font-name-asian="Wingdings" style:font-name-complex="Wingdings"/>
    </style:style>
    <style:style style:name="T7" style:family="text">
      <style:text-properties fo:font-style="normal" style:font-style-asian="normal" style:font-style-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text-position="sub 58%"/>
    </style:style>
    <style:style style:name="T10" style:family="text">
      <style:text-properties fo:color="#000000" fo:font-size="12pt" style:font-size-complex="12pt"/>
    </style:style>
    <style:style style:name="T11"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commendation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 is the Esperanto or the Hungarian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ublisher's 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in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icapped, old, human rights, etc.: they are indeed very important, but lost cases alone. If we don't find out <text:span text:style-name="T1">why on Earth we have to defend</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d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 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 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sponge on human pain, who use their power to command others to destroy their enemies: godfathers, terrorists, “spiritual” and state leaders – the man is the same, only the hi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s loose saying that the “horse” (the “free” economy) will follow its own rules and that should make no trouble. The command is: “Go, go, go!”, direction unset and we are happy counting the kilometers (GDP inc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s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y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su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The theoretical problem is known for ages, plenty of books were written about it (with annoyingly small effect) – just to mention a few: Ernest Callenbach: Ecotopia (1975), Daniel Quinn: Izmael (1992), David C. Korten: When Corporations Rule the World (1995), George Soros: The Crisis of Global Capitalism (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7">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7">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sonal wealth), but they must be designated to accomplish immediate targets for the sake of survival (food, shelter, transportation, education, health care etc.) and this forces the money back to the original value transporter role.</text:p>
      <text:p text:style-name="P27"/>
      <text:p text:style-name="P28">Alas the restoration of the order immediately triggers the erosion: accumulating wealth, credit, interest, business – and the tension starts building up again.</text:p>
      <text:p text:style-name="P27">Does the fact that WWII was the last big and bloody war in our history break this theory? I don't think so, it just means that the world has changed and a new wonderful tool has been invented: the modern democracy.</text:p>
      <text:p text:style-name="P1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5">All across them the rule of the real power owners (bankers, share holders) is not touched, but... Just a quick example: the support of a political party is largely dependent on their media appearance: experts, advertisements, consultants, polls – huge and expensive industry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5"/>
      <text:p text:style-name="P5">So, we had to avoid the “regular” bloody reset of the financial system, but by this we have procrastinated facing the facts. We accomplished a really lightning fast technical development by giving civilized regulations to the constant fear of death, but for now this works almost totally for its own sake: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0" text:outline-level="2">Environment and nature</text:h>
      <text:p text:style-name="P15">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flea 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5">Or have we forgotten the “save the rain forests” campaign? Concerts for the starving children? “Celebritie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5">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plank that has been drying in the master's attic for twenty years, because the tree cut today will be usable after another twenty years, by the one who is a little pupil now.</text:p>
      <text:p text:style-name="P15">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5">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5">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mass migration – because the agriculture that falls back with hundreds of years will be able to produce only a fraction of todays output, so the majority of global human population unfortunately dies.</text:p>
      <text:p text:style-name="P15">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0" text:outline-level="2">Job</text:h>
      <text:p text:style-name="P15">The life for the majority in the society is based on our jobs: after growing up, roughly one quarter of our lifetime we spend working, we get paid for that and we buy products of others' work: eat, drink, warmth etc.</text:p>
      <text:p text:style-name="P15">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text:span text:style-name="T5"> holds together in a human way, tries to protect the members, which means its operation is not perfect</text:span>. The perfect employee is a self exhausting careerist bastard, hunting for the position of the other group members, this is honored by the system.</text:p>
      <text:p text:style-name="P29"/>
      <text:p text:style-name="P30">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29">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31">Multinational companies are on an even higher level, which can put the production to another country, find another supplier,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5">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5">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5"/>
      <text:p text:style-name="P5">New cases, files, laws, documents, identifiers, which important people pass to and fro, notify, sign, register, resend – and when we scratch the surface we can see that the only reason for the whole process is to show its own importance; the real expertise is lost, the responsibility is dissolved and disappears from the system.</text:p>
      <text:p text:style-name="P15">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0" text:outline-level="2">Health care</text:h>
      <text:p text:style-name="P15">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5">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5">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5"/>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5">From financial view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35">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physiotherapists, etc., no loans should be taken... </text:p>
      <text:p text:style-name="P35">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5">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5">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20" text:outline-level="2"/>
      <text:h text:style-name="P36" text:outline-level="2">Sport</text:h>
      <text:p text:style-name="P15">If you want to see a perfect, full blown cartoon of how the money-based control system turns upside down each statement, word, letter and punctuation of a true idea, the best example is the sport.</text:p>
      <text:p text:style-name="P15">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5">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5">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5">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5">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5"/>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6" text:outline-level="2">Split up personality</text:h>
      <text:p text:style-name="P27">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7">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7">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7">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7">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5">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5">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5">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5">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5">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8">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7">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7">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7">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7">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0" text:outline-level="2">Communities rolling apart</text:h>
      <text:p text:style-name="P15">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5">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5"/>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5">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5">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5">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5">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5">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5">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5"/>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5">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5">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5">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5">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5">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e). “Adventure seekers” may sink into the crowd of the bazaar or something alike – virtually, because no one is interested in the chance of something “image breaking insurance matter” happens to you, and they are ready to spend some money on that.</text:p>
      <text:p text:style-name="P15"/>
      <text:p text:style-name="P5">The “builders” who once worked by the requests and for the aims of the community, now create “symbols of national (or company) pride”, build touristic attractions without any reasonable need: hundred hundred-storey skyscrapers, gigantic sports arenas, theaters, company halls, artificial islands.</text:p>
      <text:p text:style-name="P15">Having checked the background of the service, take a look at the holiday targets. Tourism boosts the target area, brings money, creates jobs, allows development or “break out”. Well...</text:p>
      <text:p text:style-name="P15"/>
      <text:p text:style-name="P15">A community has lived for hundred years at a location, without blessings like stock market, long distance travel, waste management, in an ecologically close, stable system. The members have a vision of their future, and an accepted level of personal safety, although underdevelopment has effects: lots of children are born but relatively small ratio grow up to adult, the biological/social selection is strong. Those who survive look good, are strong and “exotic”.</text:p>
      <text:p text:style-name="P15">Tourism, the bless of civilization arrives and breaks the balance. True, it creates jobs – for the first: the term “job” itself. We buy your land (you don't even have money), and build a hotel on it. You can't farm, hunt, fish here anymore; you can't live your faith, culture, former habits – but you can sell them to us too if you can customize it for us. Sell us you exotic body, and you'll get money for that – and maybe rape, death, AIDS... Sell us your kids. You can serve us for money and you can buy things that we have. Sorry, we are more efficient, we don't need a village of people for solving a problem with one man and big machines – they should go and find another job. Oops, no more jobs...</text:p>
      <text:p text:style-name="P15">What is the result? After blowing up the original community we have a small portion of relatively well payed servants and a big, poor, futureless mass. Instead of managing the wealth considering the long term we have mindless buildings and environment transformation; the “exotics” does not mean experiencing a different environment but viewing it from the familiar chair having the familiar food and drink, chatting with the familiar partners. The whatnots serving the comfort of the tourist mob leaves garbage, waste; the soil and vegetation brutally trodden out – in the best case a transportation problem, if anyone cares about it at all.</text:p>
      <text:p text:style-name="P15"/>
      <text:p text:style-name="P15">After watching the means and effects of traveling it worths a look what it does to the person and the community for which it makes journeys and transportation a natural habit.</text:p>
      <text:p text:style-name="P15">A long time ago the problems of traveling (slow, expensive and risky), and the fact that wealth was also hard to carry, locked everyone to their local communities, and limited the wealth differences on a relatively low level. As long as the wealth means corn in the silos, or beef, this is big and hard to manage – there is no real accumulation of capital. The basic economic rule that the more corn I have and the more hungry the people are around me, means the higher price I can ask fails in this environment because sooner or later I will not be able the defend my property or even my life. If I don't trade it, it will perish and worth nothing – so I am interested in exchanging that for other goods or services sooner (thus relatively smaller “gain”). Of course I can lend wealth to someone and keep count of the dues, and have him work for it later, but this still locks me to the community: I cannot get new clothes for the dues of a carpenter.</text:p>
      <text:p text:style-name="P15">With the appearance of the money, all this changes: I can have personal reserve in money, and use resources according to my actual wants (independently from the current dues, physical exchange of goods, direct fulfillments of needs). The money is better if it can be carried more easily, safely and longer distances. This transforms the “money” from gold nuggets and pearls to empire coins, bills of exchange, banknote, national currency.</text:p>
      <text:p text:style-name="P5">On this way the state finally loses the war against the banks: the state cannot control the movements of its own currency, it is managed by the banks on the accounts, and finally drops the old burden and creates a “common money” – this totally breaks the ability of the real community to control the movement of resources.</text:p>
      <text:p text:style-name="P15">The final stage is when we measure all actions in money, which can be carried in a practically unlimited amount and distance, exchanged for goods or human labor anywhere; and at the same time our physical ability to travel increases – the latter is also limited only by wealth. This two allows the total elimination of the bonds to local, physical communities. I can easily accumulate wealth exceeding the sum of wealth of all my neighbors by multiple times. I don't need to be afraid of any risk, I am protected from “them” by the system, even though their poverty is an indirect result of my richness. I can live in virtual communities, my “friends” belong to the same “social caste” (in theory, practically this means wealth) who can live twenty, a hundred, a thousand or any more kilometers away, to whom I can go, hear or read about just anytime I want. I have rest in distant countries and collect “fantastic experiences” that can make me famous in the club.</text:p>
      <text:p text:style-name="P15">In the meantime I still miss something. The people I see every morning are strangers, the smile, the love they turn to each other is alien to me. I am scared what would happen if I just collapse on the street and cannot call the security – will someone help me to stand up? Will anyone give me a glass of water even if I cannot pay for it? Anyway, when did I ask or thank for anything honestly, when have I felt true gratitude, when have I done anything just in order to make a stranger feel better?</text:p>
      <text:p text:style-name="P15">(Nowadays “economic crisis” is just this phenomenon on the power. Behind the “accumulated capital” there is no real value, but the five-ten-twenty years of supposed (hoped) work of the hopelessly indebted mob, fuddled by scientifically planned lies. There is no true wealth, only the tangled web of debts, collected when chasing useless dreams. This money simply can't be spent because it is not backed by real values; if we all try to buy, the theoretical value of money would face the amount of goods and we would find out that we are poorer then we think we have by far. To some people this only means that they can't buy a new plasma TV – but this does not matter because those, whose job would be essential to have power in the outlet, can't buy bread right now...)</text:p>
      <text:h text:style-name="P20" text:outline-level="2">The way that can be walked only once</text:h>
      <text:p text:style-name="P15">Lots of people thinks that the upcoming ecological and resource crisis can be survived by retreating a bit, farming on the local lands and the world will recover soon. I think the situation resembles the fight of the Balmoral cruiser with a tornado.</text:p>
      <text:p text:style-name="P15"/>
      <text:p text:style-name="P37">The ship cruised at fantastic speed. In the distance, very dim among the mist, the rugged shores of the Bay of Bengal appeared. The sky now brightened up a bit.</text:p>
      <text:p text:style-name="P37">- Hey Fred! Look back for God's sake!</text:p>
      <text:p text:style-name="P37">Fred turned back calmly, thinking that there is a battleship on their trace. What can they do? If it's a light destroyer, they pretend to capitulate and shoot when they come close, sink it and it's done. Why do they make a fuss on everything? </text:p>
      <text:p text:style-name="P37">But when he turned around, he also felt a bit hot.</text:p>
      <text:p text:style-name="P37"/>
      <text:p text:style-name="P38">At the edge of the remote sky there was a bright gap, a few stars appeared within, and this strange window enlightened the dark swirling skies with a fearful green light. At the end of the clouds, towards the light a black, long balloon-shaped thing reached deep down from the sky, rushed closer, and its thin end seemed to spiral in this run...</text:p>
      <text:p text:style-name="P37">Quick pull on the lever: “Slow! Half steam! Left!”</text:p>
      <text:p text:style-name="P37">The tornado is coming!</text:p>
      <text:p text:style-name="P37">Yellow, stunned faces turned to each other in the airless, tense, hot night. These hard faces gazed back with a strange, surprised look. But in vain. The onion shaped cloud ending in a thin tail reached the sea and rushed on them, rushed...</text:p>
      <text:p text:style-name="P37">The full speed running cruiser must be stopped! The fire must be extinguished immediately. All of them worked on this. If they fail and the tornado hits the ship, the boiler busts them up to the skies like a shrapnel. There was no way to reach a harbor. The onion shaped scudding cloud came closer and lower, grown to a long peg-top.</text:p>
      <text:p text:style-name="P37">They worked insanely to bridle the monster that they fed full of steam. Pulleys squeaked, ropes tensed, half naked men pushed in and pulled out the carriages full of smolder, opened valves, lifted levers, Rusty, standing in oil to his ankles, beaten up by the shaking ship tried to let the water down... They decreased the speed as much as they could.</text:p>
      <text:p text:style-name="P39"><text:tab/>(Jenő Rejtő: The lost cruiser)</text:p>
      <text:h text:style-name="P40" text:outline-level="3">Depth</text:h>
      <text:p text:style-name="P15">The real separation factors among people living in different societies are not those that they can see and compare, but those that they don't even see because they are so far. We live in a totally different world, have to meet different requirements today in the developed world than only a hundred years ago, or at the less developed parts of the planet. We are used to get drinking water from the tap, have electricity in the wall outlets and get information about any event in the world immediately and correctly (at least we believe so)</text:p>
      <text:p text:style-name="P15">Indeed we can put away all this. But can we go without the safety that our kid does not die of a simple diarrhea because we have a hospital, infusion and medicines? That we go to an agile and well equipped dentist and not to a blacksmith with a toothache? That a broken bone does not make us crippled for a lifetime? That no one can beat or kill us for our property without the (at least theoretical) risk of punishment? My three sons has a fair chance to grow up – contrary to being lucky if two out of eight can survive; and the woman I love might die in childbirth... Having this security, the approach to our own lives, or to other people is fundamentally different, we build much deeper relationships, think in much longer times – in contrast to spending all our time with constant fight against others and the environment for mere survival or to avoid suffers.</text:p>
      <text:p text:style-name="P15">In fact <text:span text:style-name="T1">this </text:span>is the civilization. This is what mankind fought the hard battles of the last centuries, and if we let this system built by our parents crumble down because of our stupidity, we fall back by hundreds of years. Famous stories talk about how the survivors collect the remainders of knowledge after the collapse, but these are in fact fairy tales. The modern applied science (industry, medicine etc.) is totally useless without the sustaining infrastructure, and people would not have time for “having fun” with such things if they had to fight constantly for survival. This requires a huge civilization reserve, a supporting community that can keep up people working on anything that have no direct use from the production of the majority.</text:p>
      <text:h text:style-name="P41" text:outline-level="3">Time frame</text:h>
      <text:p text:style-name="P27">The reserve that can be spent on “civilization” was actually the excess of resources, when to fulfill the needs of the community did not take the whole lifetime of the members (this sounds harsh in our modern thinking). This remaining time was distributed among the members according to the current approach of the era, either mostly “horizontally” (a little for everyone) or “vertically” (creating a controlling, customer caste.</text:p>
      <text:p text:style-name="P27">The breakthrough was brought by an invention, when the energy sources started to help directly in the production (coal, steam engine, oil, ...) increasing the amount of “reserve time” by magnitudes, this permitted to consider the needs of the whole population, public education, etc.; the idea of “freedom, equality, brotherhood” could be formulated (was not totally pointless).</text:p>
      <text:p text:style-name="P27">By this time the majority of directly reachable fossil energy sources are depleted, the older a developed civilization on a certain territory, the larger is the local energy need and the smaller is the available energy source. Furthermore, mining and processing them also needs lots of energy and advanced services (transportation, organization), thus the lack of energy is a self improving process: the less is available at a given time, the further less can be produced.</text:p>
      <text:p text:style-name="P27">To summarize: the locations, where “knowledge” is accumulated get the hardest hit in the lack of energy, and because of the depleted natural sources, there is no way to climb back on the same way. This is not simply a temporal fall back, we will not have the hope to grow back up to the same level...</text:p>
      <text:h text:style-name="P40" text:outline-level="3">Speed</text:h>
      <text:p text:style-name="P15">In our everyday life any fundamental change seems so unbelievable, we think things change slowly, and if something is wrong, someone has to be blamed and punished, then all goes back to normal. For this assumption we might have to pay hard for – let me show a (hopefully too pessimistic and deniable based on the facts) screenplay here.</text:p>
      <text:p text:style-name="P15">One of the hurricanes coming to the US shores (growing in power and count according to the statistics) finally hits the gay and oil production and refinery centers causing a serious damage. The unprecedented natural disaster is shadowed by the fact that it takes months to even partially restore the oil production. The effect is an immediate price jump in the oil-based fuels (they already rise when the <text:span text:style-name="T1">hurricane risk appears in the news</text:span>). This can be balanced for a while by silently depleting the majority of oil reserves (this is a huge business), but the news gets more alarming, prices break loose: simply there is NO oil to cover the needs and slowly the reserves run out. The problem reaches all energy-thirsty regions: public services, trade, communication, health care, mining, industrial agriculture... The global transportation jams, the current production and support systems collapse because they are based on long-distance shipment and minimal local storage capacity: even if they have local energy and workforce, some raw materials don't come, products can't be carried away. Suddenly the lives of masses sustained by a working system are in danger: not only the chronic or serious patients, but inhabitants of big towns and anyone far from natural water and food sources. The panic seriously further damages the still working system fractions. It turns out that no one can “finance” the restoration of the production capacity in the “unstable economic situation”, but on the contrary: more and more fundamental systems stall.</text:p>
      <text:p text:style-name="P15">To sum it up: the capacity of the sustaining system falls back to a small fraction within a single year – in unlucky areas it's like every ten person should draw lots who will be the one survivor... Could we handle this situation as a single community, a global race? Or, as long as we still have some fuel left, the war machinery would fight as usual for the last remaining resources – practically wasting the final resources on blowing up the last remaining parts of our global infrastructure...</text:p>
      <text:p text:style-name="P15"/>
      <text:h text:style-name="P20" text:outline-level="2">Being Hungarian</text:h>
      <text:p text:style-name="P15">I have felt for many years that it's a great present from the fate to be Hungarian. Not because our DNA would turn differently (as some say), or that we are from the Sirius, or we have so many Nobel prized scientists (who in fact could not live and work here), or something alike. This feeling I finally formulated like this: <text:span text:style-name="T1">we are just in the middle of a slope.</text:span></text:p>
      <text:h text:style-name="P40" text:outline-level="3">The middle of a slope</text:h>
      <text:p text:style-name="P15">Being Hungarian we do have a chance to learn, prepare well for our tasks, and by fair labor and according to our talents we can excel in quite large communities. We can as well throw ethics away and use our intelligence against our environment to rise for this price. We can lean back and wait for others to support us, or we can chose to sink into the depth of laziness and self-pity blaming the world for passing us by, or we can live the extreme levels of poverty. IN the meantime we can keep a relatively sane mind and shape, we do have a chance to climb out of the depths or fall from the heavens. In a “higher society” the upper class closes and it is very hard to truly fall to the ground from it – but we can scramble forever, but we are still handled as replaceable and throwable servants in certain clubs. In “lower societies” the sucking power of poverty is final: giving up the fight throws such moral and physical depths where there is no rise from anymore (and it's much easier to die without trace or making <text:s/>interest).</text:p>
      <text:p text:style-name="P15">Hungary is “in the center of the world”... with its all good and bad, beauty and ugliness. We see wonderful and disappointing models, our fate is not given but we choose it – much more than in societies either “above” or “below” us. Today we walk the way of modeling the drastic separation in the world to a very rich few percent and a relatively very poor vast majority. The “top” tries to absorb all the resources and distribute it in a way that keeps the tension in “the people” a bit under the blast point; in the meantime the lack of responsibility and sometimes even the knowledge causes disasters. The real needs of “the people” are not considered in the “big game”, although they could be covered by the available resources by far presumably.</text:p>
      <text:p text:style-name="P15">This situation is not written in stone, final and hopeless. We can choose the opposite approach, and considering from how far we start going towards cooperation, clarity and truth, this can also stand as a model, show a hope to our collapsing world as well. If we can stand up from this ridiculously fragmented, pervert and stunned state of ours, then we have the right to believe that our global race can do the same.</text:p>
      <text:h text:style-name="P40" text:outline-level="3">Nation and nationality</text:h>
      <text:p text:style-name="P15">Along its modern history, Hungary has lost a serious fraction of its land and population, and even though there were (sometimes forced, sometimes peaceful) migrations, serious Hungarian minority lives <text:s/>outside of practically all the state borders. It is an extreme task to live the Hungarian nationality in these circumstances in a way that does not cause conflicts abroad, between the Hungarian minority and the majority – and this does not go well nowadays...</text:p>
      <text:p text:style-name="P15">“I am Hungarian” – saying this in Hungary does not make an echo, it does not touch the hearts of many people (this is quite visible at the school year opening ceremony during singing/listening to the Hymn). As counterpoint a minority has appeared whom “Hungarian consciousness” is extremely important, but this rather acts as a distinguishing and not a community building factor: a mean of separating from “the others” (melted into the consumer society).</text:p>
      <text:p text:style-name="P15"/>
      <text:p text:style-name="P5">In contrast for Hungarians abroad keeping the Hungarian culture, language, customs against the constant pressure acts as a cohesive power. We in fact have a reserve outside our country that might resurrect a real positive national consciousness based on acceptance and love. We don't have to re-attach lands to the Hungarian state – we, the people living within the borders should re-attach to the mentality that being Hungarian meant former times, and what is protected better abroad.</text:p>
      <text:h text:style-name="P40" text:outline-level="3">In the sandwich of prejudice</text:h>
      <text:p text:style-name="P15">“Gypsy”... a dark, unknowable term: a loud, strange, violent, harsh world with lots of kinds. A border where the norms we generally (most of us not just theoretically) follow suddenly stop. “They” have other norms, different movements, talk, songs; the expressions of joy and sorrow are alien to us. On the other end, some hissing, some hatefully, but lots of us points at the Jews. Or point at those who point at them. A dark, strange, fearful web, invisible walls, ghosts of tribal hierarchies floating in the thin air; rigid, complex, obscure rules control the procedures. One to the left, one to the right – same distance.</text:p>
      <text:p text:style-name="P15">We should be together more. We should talk more about ourselves, show, resurrect the treasures of our own, unique, truly different cultures, worlds, live and share this joy with each other. Hungarians the Hungarian, Gypsies the Gypsy, Jews the Jewish heritage. Perhaps we could find out that the source of prejudice is our own separation from the strange, unknown things – instead of curiosity and sharing. Perhaps we could find out that our fears are the same: a Gypsy can see the same alien factor in us (gajos) as we see in the Jews, who see us (goys) the same as we see the Gypsies.</text:p>
      <text:p text:style-name="P15">A new, quite ugly Hungarian term is “gypsy crime”. We mean violent, dark aggression “threatening the norms”, it can hit any of us anytime, we have the fear but we don't like when someone says it. But what about “white crime”? Peculated billions, tax fraud, industrial lies, crippling and selling out public sustainment systems, blaming “economical rules” for them, slander lawsuits, legal actions spanning for decades with further insane costs, smart lawyer tricks, medical expert's reports, etc. Which has the worse “social impact”? Which is the <text:span text:style-name="T1">cause</text:span> and which is the <text:span text:style-name="T1">consequence?</text:span></text:p>
      <text:p text:style-name="P15">Bizarre, tense world – like all situations from which one can really learn, grow, understand, just one has to look in the right direction.</text:p>
      <text:h text:style-name="P40" text:outline-level="3">Stephan, the king</text:h>
      <text:p text:style-name="P15">I find it typical that the birth of the Hungarian state we don't connect to a big, happy, joining ceremony, but a combined civil and religious war with the result of throwing the old faith, tribal order and life away, and joining the the world of the “settled nations”. We were forced to sit down to the table because we preferred staying out under the open skies; we had – and I think under the surface we still have – such amount of power that needs tight reins.</text:p>
      <text:p text:style-name="P15">I believe that the heritage of Stephan and Koppany can be joined, their opposition was not internal but caused by the historical environment; and the interior constant fight that is a known habit among Hungarians is also just a consequence. Just by watching the past twenty years, the constant conflicts could prove how deep we can sink – but this can also mean that we can't even imagine what we could do if we cooperate...</text:p>
      <text:p text:style-name="P15"/>
      <text:h text:style-name="P20" text:outline-level="2"/>
      <text:h text:style-name="P36" text:outline-level="2">The Lord of the Rings</text:h>
      <text:p text:style-name="P15">This book was started under the title “The World of the Ring”. The idea came from thinking over Tolkien's book and tried to attach current actors, phenomena and changes to his figures, to see if it provides some kind of solution. Later I have found that such a book would give a too complex, inside out approach to analyze, and if possible find an escape from th current beautiful world order. This current, much stricter shape was born then, but in this Phenomena section it worths to mention that. Alas, I have a quite small place to express weird consequences; anyways I hope it will be a thought provoking, yet short “piece of literature” allowing a bit of rest(?)</text:p>
      <text:p text:style-name="P15">As I searched for the way out, I tried to check the motivations of the official main heroes, those unique features that can turn them against an invisible but extremely powerful evil force. I had to face the fact that on this level they are merely superheroes invented by the author, who survive all, win, and that's all. Examining the novel like this was totally useless, the recipe is simple: take a spoonful of rock solid tale heroes, support them with the most irrational wonders and there you are: they save the world.</text:p>
      <text:p text:style-name="P15">However there was an item that did not let me down: the Ring itself, which is a perfectly caught symbol. According to the legendary, there were twenty rings altogether representing the power of each kingdom except one that has power upon the other rings and bears the spirit of the evil god: Sauron. In the film there is a perfect moment, when the fellowship realize that the Elves cannot protect the Ring. Gimli the dwarf tries to break it but his weapon flies in pieces, he falls on the ground, the Ring shines untouched in the middle of the table. In fact <text:span text:style-name="T1">it is not there.</text:span> Then the heroes race for becoming those who would be the ones fighting against the darkness with the help of the Ring. The camera focuses on the Ring, a chanting sounds, the main heroes almost kill each other for it. The true power of the Ring flashes here – in fact it seems quite weak along the story compared to the other very spectacular wonders. In essence it can make its owner invisible to the others, but at the same time the owner becomes visible to the evil forces of the Ring – this is a rather bad business.</text:p>
      <text:p text:style-name="P15">To me the Ring is a straightforward manifestation of the modern money. The Ring itself is not bond to any real equipment or power – it represents the Power that everyone desires. It is indestructible just like money: banknotes can be burned, coins can be crushed; money, the concept of an abstract value that is exchangeable to anything lives inside us, both as individuals and as the whole society. This power is already dangerous when it is bond to a closed community, but its dark power is released when it loses all the reins and becomes global. If I have enough money, I can do anything, go anywhere, get all I want – this absolute power can make almost anyone insane. If you start using it, it can hide you, your action from the environment, it can free you from bonds, responsibilities – but makes you visible to the real owners of the Power: the lords of the monetary system.</text:p>
      <text:p text:style-name="P15">Empowered by this analysis on the Ring, I started to search for the most powerful figure in the story, who is not else but... Tolkien, the writer himself! He is the one who, uninhibitedly and constantly changes the story and, just like in the ancient Greek tragedies he saves the good guys in hopeless scenarios, thus guarantees the happy ending which would have rationally zero percent chance without him. If we keep a realistic approach, the story should have ended in the first moments, our protagonists fail, Sauron gets the Ring. This may sound weird for the first time, but worths a few minutes playing.</text:p>
      <text:p text:style-name="P5">The counterpoint of Tolkien, the “good god” is Saruman. He (in contrast to Sauron) is a really active person in the story, he has almost unlimited power – they form a strange couple where Sauron is the bogey-man whom everyone is scared of, Saruman is the “strong boy”, the friend of Sauron who can beat up anyone in the kindergarten in his name. By a more daring analogy he is like the pharisees in the New Testament: the friends of the merciless God who can do anything in his name. In our world Saruman's role fits to the science: the human intelligence, the almost supernatural force that yet serves the “dark side”. Why, if it used to be “white” and swore to serve human beings and life on Earth?</text:p>
      <text:p text:style-name="P15">Alas, the answer is too easy. When the Lord, who is feared by the masses appears in the world, there is no place for a “white science” that aims to serve the people by using human intelligence, and applies the visible, knowable rules of the world. That can be good, that can be useful, but an uncontrollable mob being frightened by the afterlife (or whatever) is totally insensitive to the scientific values and sweeps it away – burns the library of Alexandria, treads on the circles of Archimedes, menaces Galileo, burns the witches. Saruman can nurse his trees and guide the rivers, but what can he do when an army of beasts ready to kill or be killed appear and say that Sauron does not like this? He can battle forever against the constantly coming hordes, or accept that it is better to stand in front of all this, and declares himself as the first servant and delegate of the Lord. Who is this Lord, what does he want, is he exist at all? It does not matter, the fate of Saruman and the world depends on one thing: <text:span text:style-name="T1">what do the masses think about the Lord?</text:span></text:p>
      <text:p text:style-name="P32">Okay, the Ring is the global money, Saruman is the science, but <text:span text:style-name="T1">who is Sauron?</text:span> He in fact never appears in the books, he is merely a glowing eye that appears here and there, and those who are bond to him do evil things. He himself (in spite of the visual and sound effects in the film) is quite weak, he is simply unable to kill the clearly dangerous Frodo on his own land! Yes, he “almost” does it, but again: having seen all the magics and wonders in the story, Frodo should have been eliminated instantly – but that does not happen. From the viewpoint of theology, Sauron (contrary to Tolkien) is a fair, hidden, non-intervening god. He is there by his symbol, the “eye” that can see everything, that you can't escape from; those who offend will be punished sooner or later, but he is standing outside of this world so it is impossible to riot against him. What does he <text:span text:style-name="T1">really do?</text:span> He unifies the ork tribes formerly battling against each other, gives them a common aim, force them into a community and gives the faith that they can rule the whole world. Is he <text:span text:style-name="T1">evil indeed?</text:span> This is a question of the viewpoint – the orks surely don't think so because for them, if they succeed to conquer the world, he is a huge, hard but rightful power that opened a way for the development. Would the story be different if Sauron <text:span text:style-name="T1">does not exist at all</text:span>, he is just fabricated myth and upheld for all costs? Not sure...</text:p>
      <text:p text:style-name="P15">This sound to me quite similar to the history of our own civilization. The mankind lived in separated little tribes, among others they actively hunted for other humans as well, thus keeping its own population small. The rank <text:s/>inside the tribe was based on the constantly changing physical power order, a stable hierarchy could not appear. The only way for a breakthrough was to put a behavior rule set in force that is above their own personal interests, and all that is needed for this is a supernatural entity who is <text:span text:style-name="T1">indestructible</text:span>, can <text:span text:style-name="T1">see everything</text:span>, and <text:span text:style-name="T1">threatens</text:span> all sins <text:span text:style-name="T1">with merciless punishment</text:span> through <text:span text:style-name="T1">several generations</text:span>.</text:p>
      <text:p text:style-name="P15">All of these features are inevitable to get a civilization forming power. The essence is that this entity must stand above all the contests, he must be an eternal and absolute winner, whom we can never find and threaten with anything because he cannot be reached on our physical level. He can see everything, we are unable to hide away; it might seem that nothing happens when I resist his will, but this is a temporal situation, sooner or later he will smash me ruthlessly.</text:p>
      <text:p text:style-name="P15"/>
      <text:p text:style-name="P5">... and of course there will be those who explain without any doubt that any illness, injury or death is in fact Sauron's revenge on me for a former mistake that I thought I escaped. I might accept this in order to get some unfair advantage for my offsprings – but Sauron does not forget and can punish my children for my sin as well.</text:p>
      <text:p text:style-name="P15">Do I still talk about Sauron now, or the God or gods of any religions, or perhaps the law of karma? None of them: the focus is not on the name, existence or attributes of one or more supernatural entities, but the believers' connections to him, to the community and to oneself. Or, from the other side: what does the power that forms us to a community looks like? A straightforward way from a totally wild horde controlled by biological rules only towards a civilization is the above described image of God – the question is the consequences of keeping this image along the improvement of the might of the society.</text:p>
      <text:p text:style-name="P15">The fundamental idea in Tolkien's story is that <text:span text:style-name="T1">Sauron must not get the Ring</text:span>. Following the analogy this can be translated in this way: a global value carrier tool should not be possessed by a race to which the community forming power is based on the weakness, the wish of hiding and the fear of punishment of the entities. If this happens, Sauron – in fact the forcing, unlimited power – materializes. As far as I can see, this has already happened.</text:p>
      <text:p text:style-name="P15">Our laws, our relationships show that our interests turn us against each other, only the state regulations and punishments keep us in check. The Rings of the kingdoms have appeared in the shape of state currencies. They permitted to achieve higher public plans and accumulate human knowledge, but also allowed the lords to realize such dreams that were totally opposite to the needs of their servants. Apart from this, that power was local, lords and servants lived on the same area, the lord could mostly buy goods and services only from his servants. The constant physical threat also limited him in fulfilling his wishes: a growing anger among the people could be controlled by growing military force in which he also could not trust without doubts. The opposing forces in this closed system created an always changing but long lasting balance (sometimes long stable periods, sometimes repeated revolutions).</text:p>
      <text:p text:style-name="P15">The global money transfer jams the effects of this feedback: lords and servants (or: exploiter and exploited, employer and employee) can live on the opposite side of the planet. The exploiter does not even consider his responsibility for the damage he indirectly makes; on the other side he himself is exploited by... what? A faceless “system”, economical or political “necessities”. The order of our world, appears as an “external” power above us having own will and aims, in which we act like replaceable components (consumer, clerk, worker); we forget that we have created and we keep this whole system up day by day – with our thoughts, words and actions.</text:p>
      <text:p text:style-name="P15">If it is so, we can decide to destroy it, do we? No, just like the Ring cannot be destroyed, because the problem is not the physical thing, the social structure, but our approach that creates it. The power of the Ring, Sauron is not on the bank desks, in offices or computer systems, but inside us, its creators and upholders. Our task is to find that source, bring the Ring back and throw it in. Other words: find the source of our personal bonds and wishes that make us creating Sauron; give them up and build a new civilization based on cooperation and love.</text:p>
      <text:p text:style-name="P15">Well, Mordor's plain looks like an easy joke compared to this journey...</text:p>
      <text:h text:style-name="P20" text:outline-level="2"><draw:frame draw:style-name="fr6" draw:name="Keret1" text:anchor-type="paragraph" svg:x="0.647cm" svg:y="1.132cm" svg:width="15.704cm" draw:z-index="0"><draw:text-box fo:min-height="20.098cm"><text:p text:style-name="P42">The former list could be much longer, but I think it is enough to support the following statements:</text:p><text:list text:style-name="L4"><text:list-item><text:p text:style-name="P43"><text:span text:style-name="T1">The processes going on in our world</text:span><text:span text:style-name="T7"> </text:span><text:span text:style-name="T1">have</text:span><text:span text:style-name="T7"> real, directly sensible </text:span><text:span text:style-name="T1">negative effects</text:span><text:span text:style-name="T7">, although we try to hide this by mocking ourselves in vain. This effect however is very small compared to what our children will have to face, but they will have much less freedom to choose.</text:span></text:p></text:list-item><text:list-item><text:p text:style-name="P43">Certain phenomena of <text:span text:style-name="T1">the crisis</text:span> can be connected to people and organizations (state leaders, firms, banks), but the <text:span text:style-name="T1">causes are deeper</text:span>; these actors merely play their roles. They do have true personal responsibility, but in fact their freedom is limited to do or leave.</text:p></text:list-item><text:list-item><text:p text:style-name="P43"><text:span text:style-name="T1">The system will not get better,</text:span> there is no motivation that could turn our rules back to follow the reality, personal, local interests are always against this.</text:p></text:list-item><text:list-item><text:p text:style-name="P43">This is not “all our fault”. We just live in our ancestors' dreams, that has lead generations; and cannot cope with, <text:span text:style-name="T1">failed to</text:span> keep in check and <text:span text:style-name="T1">set new directions to the power</text:span> they have created and <text:span text:style-name="T1">we possess</text:span>. It was not their spiritual perfection, but the nature and their everyday needs that limiter our ancestors, kept them in sync with the world and forced them to seek comfort from their pain in the nicer future they dreamed for us.</text:p></text:list-item><text:list-item><text:p text:style-name="P43"><text:span text:style-name="T1">I don't presume any evil external supernatural force</text:span> that would want to destroy the human race, and I don't want to use an opposing force either to solve this problem. Of course I don't deny the possibility of such powers, furthermore I believe in other levels in my way, but this does not change the fundamental concept that here and now, we, human beings have problems that we have made and we have to solve too.</text:p></text:list-item><text:list-item><text:p text:style-name="P43">We are near to the limit between the two states of our system (practically: existing and collapsing), the current world will soon disappear anyway – <text:span text:style-name="T1">the question is only that do we take the liability and control the change</text:span>, or do we let it collapse by itself because we want to use all the gains until the last moment?</text:p></text:list-item><text:list-item><text:p text:style-name="P43">When I say I believe in a positive ending, I don't base this on closing my eyes – on the contrary I try to measure the problems as precisely as I can and search for the solution at their very roots. I have the faith that each and every person, just like the Reader can be immunized against the toxins in the system if we realize the causes: why we created them, how they react on us, what is their real effect, how it is worth, beneficial and right to handle these factors.</text:p></text:list-item></text:list><text:p text:style-name="P42">This is what the rest of this book is about.</text:p></draw:text-box></draw:frame> <text:s/></text:h>
      <text:p text:style-name="P15"/>
      <text:h text:style-name="P44" text:outline-level="1">The crisis factors</text:h>
      <text:p text:style-name="P15">Why the balanced, harmonic thinking is not the natural state of a human mind, why do we have to fight for it? If this was normal, this current ruling stupidity would not be able to seize the human civilization. We seek for the good (otherwise we would not survive the cold war era...) but the phenomena prove that we are very dangerous when it comes to actions. Consequentially there must be a tragic misunderstanding between our wishes and deeds – take a look at them.</text:p>
      <text:h text:style-name="P20" text:outline-level="2">Pattern matching</text:h>
      <text:p text:style-name="P45">Our “official”, “western” cultural heritage is heavily based on our faith in human intelligence, that we have a logical thinking and should be grateful to it for all that we have. We can show our own and our ancestors' results to each other, we process and understand <text:s/>the information, then we use it. This is in total opposition to the eastern approach that focuses on the personal experience and enlightment.</text:p>
      <text:p text:style-name="P45">When we look at ourselves as a “rational western person”, we imagine a machine: information go in, they connect to existing knowledge, we process them and via the conscious analysis of the possibilities we get the results. If we make a wrong decision, we blame missing information or inadequate knowledge; when this would be ridiculous (after several failures) we choose self pity and depreciation – both on personal and society level.</text:p>
      <text:p text:style-name="P45">I declare that this model is fundamentally wrong: contrary to the computer-like image that we have about our minds, <text:span text:style-name="T1">the human brain is in fact totally unable to such logical thinking.</text:span></text:p>
      <text:p text:style-name="P15">Until recent times, computers used to have one single processing unit (core), today (except for rare extreme examples) it has a few (like 2 or 4). The core is a very complex mass of logical circuits that never ever change. The changing part is the program itself that the processor loads at a very high speed, and executes the array of commands on the current data. One core executes one instruction at a time; the fact that it seems to do several things at the same time is achieved by that it keeps several parallel tasks “in mind” and switches among them. For example it displays the character I just hit on the keyboard is the result of that the core stops what it is doing, processes the keyboard signal, then continues the former task. We can be sure of that the computer will do exactly and only what we ordered by our programs, their operation is logical, predictable.</text:p>
      <text:p text:style-name="P15">The human brain works totally the opposite way in all fields. Instead of having a few complex, regulated processing units, here we have billions of simple organic switches (internet sources mention 25-300 billion): if the “input” signals exceed a certain level, an output signal is sent. In the case of the computer the “program” looks like “data”, arrays of executable command codes. For the brain the “program” is the brain structure itself; learning that is “loading a program” means changing the brain structure, building and removing connections. All parts of the brain is active all the time, it has a certain stimulus state; there is no “current process”, a program that the brain executes, and there is no program either: everything happens at the same time. If I want to suspend and later resume the operation of a computer, I just have to know what programs run and what they do right now; this can be saved and loaded and all will continue later. For a brain that would mean storing the stimulus of each and every neurons and copy the whole connection structure as well, because connections appear and disappear in every moments. And if I have done that and reloaded after five minutes, I cannot say that the copy is five minutes late from the original because that could have changed in arbitrary measures (eg: “enlightened”), can be totally different from the copy.</text:p>
      <text:p text:style-name="P15"/>
      <text:p text:style-name="P46"/>
      <text:p text:style-name="P5"><text:span text:style-name="T1">According to its structure the brain is in the longest distance from a “predictable thinking machine”.</text:span><text:span text:style-name="T7"> Then what is it good for? </text:span><text:span text:style-name="T1">The brain is a “pattern-matching machine”!</text:span><text:span text:style-name="T7"> The sole function of the neural system (that has grown more and more complex along the evolution) is to increase the survival probability of the individual(!) by reusing its own experiences and react more precisely to the environment events – contrary to the race-level physiological evolution based on the more likely early death of the less fit individuals. (Ironically enough these effects work against each other: the selection effect of the worse physical body can be neutralized by the finer neurology – the race-level example is mankind itself).</text:span></text:p>
      <text:p text:style-name="P15">The brain has two functions: select the best reaction according to the previous experiences as quick as possible, and constant import of “useful patterns”. To accomplish this, it rapidly picks patterns out of the information streams coming from the senses, and determine the behavior according to the best matching memorized patterns. In the meantime it also temporarily stores the incoming events, so the short-term memory structure changes all the time: baby-patterns are born. If serious internal changes appear together with them (the attacking tiger to its smell, the touch of the twig that breaks under my foot), the pattern is transferred to the long-term storage so that it can prevent a problem the next time.</text:p>
      <text:p text:style-name="P15">To reach higher speed, the brain builds a hierarchy at both input and output channels: it selects and stores the significant portions from the patterns only; among the incoming millions of parallel stimuli it searches for patterns and similarities before matching them to the memory (like recognizing the expressions on a yet unseen face) to decrease the complexity of the matching process. It also builds hierarchy on the control side: I only have to decide to go to the table, but I don't have to follow the extremely complex muscle command array because that is “innervated”: the brain portion which is responsible for the body movements have learned to execute the conscious “wish” by millions of random-looking movement experiments in the early childhood.</text:p>
      <text:p text:style-name="P15">The upper behavior contains the roots of “thinking”, which is in fact the ability to replay the observations, search for similarities and omit insignificant details. Millions of fully detailed memory images are totally useless to create quick answers, instead of that we need only a few significant attributes and a mass of parallel paths in which the current moment stimuli rush into the memory, and pops up some memory patterns from which the reaction can be compiled. <text:span text:style-name="T1">The ability of thinking means that certain fragments of or brain can separate themselves from the incoming stimuli</text:span>, and they can emit and circle internal signals among the neurons (we sink in thoughts). The result of thinking can be the simplification of some patterns, the creation of new patterns (those are “memories” of imaginary events), or even a change in the input filter system (the regularly omitted attributes can be filtered out early, so we “become insensitive” to certain information). Don't forget that this <text:span text:style-name="T1">thinking also happens in the brain that adapts its own structure to the processes inside</text:span>; there is no “program”, it can either “learn” optimism or pessimism – it depends on us what we practice.</text:p>
      <text:p text:style-name="P15">This kind of replay also works in animals: in an experiment researchers blocked the mechanism in the brain of the cat that switches off the movement control system from the body, and the sleeping cat sarted to hunt. Probably our special thinking ability is merely that we have broken the strict time separation between the basic brain functions: awaken (collect informations and control reactions) and dreaming (process, organize information, modify structures)m so we can activate and use those “dreaming functions” in awaken state. Thinking is just an awaken dreaming?</text:p>
      <text:p text:style-name="P15"/>
      <text:p text:style-name="P5">So thinking is actually an opposite process to the main functions of the brain: although the primary objective of the neural system is the faster and total recording and reacting, but thinking is an internal, “conscious” modification of brain structures, working rules, and thus changes the perceptions and the stored memories. The logic is not an ability but a tool to control thinking, to guide those internal changes go to sensible directions, the simplifications to be well founded and usable. Any error can be tragic (both on personal and community level), like omitting important information during perception, throwing significant experiences, misinterpreting the selected ones, failing to judge the possible effects of the reactions or mistaken evaluation of them.</text:p>
      <text:p text:style-name="P15">This double operation of the brain is like our movement, that both requires hard bones (rules of logic), joints (conclusions that can be changed according to new information) and the constantly changing muscles that keep the whole system in movement (sensing the external world and reacting on the events). If the parts do not act their roles, the harmony breaks.</text:p>
      <text:p text:style-name="P15">The rules of logic (available for anyone) formalize the steps of thinking: how to handle, evaluate and connect different pieces of information together; how can we make statements and what sentences are worthless. Logical thinking can be learned and kept up by continuous practice, but without maintenance and in the lack of <text:s/>proper models it erodes spontaneously – not to mention if it is destructed on industrial level. Take a look at these sentences: “Hungary reaches the aim” or “Hungarians are with us”<text:note text:id="ftn1" text:note-class="footnote"><text:note-citation>1</text:note-citation><text:note-body><text:p text:style-name="Footnote">Slogans of opposing political parties</text:p></text:note-body></text:note>, both are logically equivalent with this: “armukli paktter pú!!” The speaker does not define what he means by “Hungary”, “aim” or “with us” but instead he leans on the emotional charge of these words, wants to have an effect not on the intelligence but the guts. It was not worth to learn to speak, write, develop a global media, a simple “HUAAAA!!” would be fine and enough in front of the supporting mob. The same applies to ads, films, games, parties – almost everything that we surround ourselves with.</text:p>
      <text:p text:style-name="P15"><text:span text:style-name="T1">It's time for us to realize that we have to learn the rules of thinking, keep an eye on using them</text:span>, otherwise it “goes wrong” and fills the place or real knowledge and conclusions with myriads of superstitions. A hundred years ago this would not cause a big problem, but today, being a global race we possess incredible powers and cannot let this happen without serious consequences. Today a stupid idea, a wrong model (like: “the table” is made of tropical woods, the tiger mustache cures everything, the ivory, the ..., <text:s/>throwable bottles and diapers are “modern”, you are no man without a good car, trendy people go to Thailand on holiday) goes everywhere by the global media, can be afforded anywhere using the global trade and transportation connections – the result is a brutal havoc on both ends of the business (depleted resources here, heaps of waste there).</text:p>
      <text:h text:style-name="P20" text:outline-level="2">Knowing about death and vulnerability</text:h>
      <text:p text:style-name="P15">Thoroughly analyzing the situation we can derive a surprising conclusion: to be human is the most annoying thing on Earth. We do have the ability to think, which is invented by the evolution to enhance the ability of each individuals to protect his health and life using refined knowledge. To achieve this, we learn to use logic to group the incoming stimuli, connect causes and consequences, thus acquire the talent of predicting future events, making future plans. Now we get the greatest slap: realize that we are finite.</text:p>
      <text:p text:style-name="P15">Agility, power, knowledge, all in vain – the game will unmercifully end one day. Furthermore, this “one day” might come anytime, fast or slowly, easily or after a long period of pain, handicap, or senility. If I die young, I will have lots of incomplete dreams, if I die old, I will have to nurse and bury lost of beloved relatives and friends.</text:p>
      <text:p text:style-name="P15"/>
      <text:p text:style-name="P5">Life can be “unfair to me”, I may lose anything and anyone anytime, and I also have to know that whatever bad I feel, millions are in even worse situations, are totally defenseless with absolutely no chance of ascent. The chance of being hurt and lost are inside all human relations, the more I bond to someone, the chance of greater pain I take.</text:p>
      <text:p text:style-name="P15">This is the worst situation to our brain. Its primary objective is to decrease the probability of injuries to the minimum, assure the longest possible lifetime, at the same time the analysis reveals that this is totally impossible: it will lose on both fields, and in spite of any efforts this can happen anytime and anyhow. On the other side the persistent program is spinning: <text:span text:style-name="T1">find a solution.</text:span><text:span text:style-name="T7"> Two directions offer the escape, the result is generally somewhere between them.</text:span></text:p>
      <text:p text:style-name="P15">One way is to omit those conclusions: come on, it's so far away... But the logical thinking (self control) alerts that it is not “far” at all, anything can happen anytime – so the will, the guardian functions of good feeling, the self rewarding mechanisms of the brain start fighting against logic. The self rewarding operations control the brain self control (patterns supported with rewards stay, the unsupported faulty ones disappear), the brain starts ruining its own logical capacity by either internal (“haste”, shallow internal communication and human relation) or external (alcohol, drug, adrenaline addiction) means. Of course it cannot destroy logic because the brain would not be able to learn anything without that – this results typical mood fluctuations or that the personality splits to multiple layers.</text:p>
      <text:p text:style-name="P15">The other way is to search for “soothing models”: those that offer hidden knowledge about the inevitable negative events. Our brain, having this realized, unsolvable internal conflict desires to have some calming, reassuring information about those suffers that may come “from the blue sky” without any logical explanation, the death coming in the worst moment. Be it God, the law of karma or the game of the daemons, no difference: something that the brain can adapt to; at last there are rules on this playground showing an escape, showing a way to avoid or at least adopt the tragedies. Consequentially searching for outer worlds is a deepest need of the brain, independently from the existence of such worlds. Two factors have to be noted:</text:p>
      <text:p text:style-name="P15">First, this is a huge “market”: if you can implant proper patterns in a person, you can control that man almost totally! Our brain wants to protect us all the time, searches for the best solution – although the fact spins inside all the time: anything can happen anytime, prepare for all or (and this is easier): do something for the things to “go well”. One can implant the invisible ghost world behind this uncertainty to which we have to be in good relationship to avoid curses, daemons, damnation. That one who suggests the way of “proper behavior” can do almost anything, can intervene into the “believers” life almost anytime. No wonder that spirituality, sects, divination, “occult sciences” has grown this huge business.</text:p>
      <text:p text:style-name="P15">The other important factor is the insistence of the “believer”, which is also natural: God (or karma, Buddha, Krishna, the voodoo, whatever) is the explanation to all the phenomena, the source of any problems is not understanding “his will” - He is the absolute truth, He is the fix point outside the world to which everything is measured (“Now and at the Hour of Our Death”). Attention: this sentence is not about God (et al.), but the “gut level” desire of the human brain that the entity it believes in should be absolute, almighty and uniquely true, because behind the smallest doubt returns the total uncertainty and missing foundations of the brain. This explains the cramped ritualism of names, taboos, annunciations, this is the source of the religious wars in the past and unfortunately nowadays (which, not to misunderstand, is not fought <text:span text:style-name="T1">against us</text:span> those Jews, Christians, Muslims, etc., but we fight <text:span text:style-name="T1">against each other with equal accountability</text:span>).</text:p>
      <text:p text:style-name="P15"/>
      <text:p text:style-name="P5">Former times the historical religions had to deal with keeping the local community together, they had to provide acceptable comfort for all the layers (education, wealth, etc.) Today's <text:s/>wonder-preachers can operate on a properly prefiltered group of believers from an arbitrary distance, it's enough to get a few enthusiastic powerful or famous follower, and the “church” happily flourishes, irrespectively of the quality of their doctrines, the talents and wills of the preachers. The sad consequence of this insistence that the more untrustworthy the “leader” is, the more blindfold the followers get, as the logical thinking must be fed or even suppressed by the more marvelous images. Unfortunately the spirituality finally can interlock with the suppression of logical reasoning and become an addiction like alcohol or drugs.</text:p>
      <text:p text:style-name="P15">Summary: if we can't process the problem of our vulnerability, then we keep the system that is finally responsible for our behavior in constant stress, and in such conditions we should not assume proper operation. This current world does not give too much help to the individual in this matter, but opened the door wide to the charlatans, who use this situation because of their own injuries or interests. The illness is real bur the cure is in the hands of fake doctors and it is very hard to find real values in this bazaar.</text:p>
      <text:h text:style-name="P20" text:outline-level="2">Limited resources</text:h>
      <text:p text:style-name="P15">Atop all this we have to distribute limited resources: even this short lifetime we cannot spend in a way that everyone eat, drink, do whatever they like in peace and calmness (the imaginary Eden), but the opposite: whatever we need, we have to work for (or as we rather say today <text:span text:style-name="T1">someone</text:span> has to work for). Furthermore, there still not be “any amount” so we have to distribute among each other, then reserve <text:s/>my part to last until the next distribution. This is frustrating because I want that thing and the fact that someone else also wants it annoys me. Why can't <text:span text:style-name="T1">we all have plenty</text:span>; and if that does not work, why on Earth can't <text:span text:style-name="T1">I have plenty</text:span> of that? </text:p>
      <text:p text:style-name="P15">We have to recall: the human brain was formed to maximize the survival probability of the individual – the “other people” is not hard-coded on this level, furthermore <text:span text:style-name="T1">they have the same kind of brains!</text:span> If we don't know each other enough, if there are no patterns in our brains that cooperation means a more efficient distribution of the goods, then we surely will look at the others as rivals. If I say OK, I let you here, the other might take all the “things” with a laughter and leaves me with the negative memory – I will not be a good guy next time.</text:p>
      <text:p text:style-name="P15">In order to be able to operate as a community member, we have to educate our brains to these processes. <text:s/>If a certain fraction of a group of people gets “infected” by community cooperation patterns (believers of memetics can start smiling now), these patterns can generate positive feedback and get stronger. Again: this has nothing to do with logical explanations, they mean nothing on this level, this is about patterns, personal experiences or stories that all community members accept as true. Yes, here comes the mythology or religion of a nation into view. What is Greek mythology? Stories about conflicts of powerful entities. Why the Old Testament looks like a phone book sometimes? You can link the stories it tells to names, they become like personal experiences. The essence of this is that the community ensures that these patterns are fixed in the brains of all the members. Different personal interests inevitably create tensions, conflicts all the time – but if all participants have similar, deeply engraved pattern set to handle them, it is not necessary to go down to animal level anymore, there are models to turn to. Furthermore, if the situation could not be handled internally, there is also a pattern to go to a commonly trusted negotiator: the priest, rabbi, monk etc. who serves the community with a huge stock of patterns.</text:p>
      <text:p text:style-name="P15"/>
      <text:p text:style-name="P15"/>
      <text:p text:style-name="P5">The other powerful “conflict handler” is the closed community, the direct experience. If people see the <text:s/>scarcity of a needed resource as a common problem, a burden coming from an external source, then the core question is not that who will finally receive the currently existing goods, but that what can the community do against the public lack, conflict source. It is essentially required to personally experience the need, to know how bad it feels not having “that”, and also to feel the other person requiring “that” together with me as a member of my community. This triggers the switch of thinking from the destructive: <text:span text:style-name="T1">“Give me, that's mine!”</text:span> to the constructive: <text:span text:style-name="T1">“Hey, who else wants this too? Are we enough to do something against this lack, or we should organize the fair distribution of this little?”</text:span> Watch the background: the first hides, the second spreads the information. The first trusts his own power to solve the current conflict, the second relies on the power of the community, trusts that the announcement of the scarcity brings not new rivals but helpers with whom they can decide if the common power should be used to organize the fair distribution or to increase the production of those goods, to solve the problem in long terms.</text:p>
      <text:p text:style-name="P15">Until the last century, both factors were given. The geographical distances were immense (time, risk and information distance – someone gone a hundred kilometers may not knew anything about those he left behind), this was a closed community. All the members participated in the sustaining of the community (agriculture, “industry”); those who created goods for “export” covered the “import” goods (salt, raw materials, etc.) It was no question that everyone must do what the community thinks he is the best at, laziness got its immediate punishment. Serious illness, crippling, death was a direct, constant personal experience – they lived with that, the community help was natural if they were able, and everyone personally remembered how much help they received form the one who just became “useless”. They also abandoned the helpless people, when the knowledge or current hardship of the community made the help impossible. They had proper patterns for these cases too from common myths and religions, that supported them with power and solace in hard times.</text:p>
      <text:p text:style-name="P15">The power of a community increases with its size – the larger can distribute the work more efficiently, has more spare capacity for unproductive, non self sustaining activities (education, healing, organizing, conquering etc.) so the community is foredoomed grow. Larger and larger “areas” appear, based on common “mythology” (religion, language, “nationality”, ...), the tension increases at the borders. The different communities act like dumb entities in conflicts because there are no common patterns, a “community consciousness” between them by which they could find common solutions – they start fighting. The actually struggling people has of course no personal conflict with each other, in fact they have a realized and stronger common fate with their opponents than with their leaders, so the community supports them with totally fake patterns to trigger off the war. From this time on the personal negative experiences: friends, partners killed by the “enemy” is enough to keep up the spiral of devastation.</text:p>
      <text:p text:style-name="P15">This works until the consciousness of the individuals overcome the ideological suppression generated by the community leaders. The person rather denies the pattern set that connects him to his community, when he realizes that those patterns are fabricated only to make him harm other people. If this process had not start in us in time, we would pity on the wasted civilization as irradiated mutants today. The “big generation” made the experiment of creating a new pattern set out of all the religions and cultures of the world, so that people feeling themselves as them member of the world-community should be free from all the pressure that forces them fight against each other.</text:p>
      <text:p text:style-name="P15"/>
      <text:p text:style-name="P15"/>
      <text:p text:style-name="P5">The nice theory unfortunately failed on that a working pattern structure needs two factors: a coherent pattern set and a local community that operates by them. The fragments grabbed together from all the places results a constant movement, while internal enlightenment requires a deep, stable faith and concentration. If there are fifteen religions around me, why to stick to one, <text:span text:style-name="T1">hey, I keep believing in it for weeks and nothing happened...</text:span> Although all of them have the same, common enlightenment, but it may take years, decades. <text:span text:style-name="T1">Or a bit of drugs...</text:span> that magically brings wonderland behind any of them.</text:p>
      <text:p text:style-name="P15">The true value of the Himalayas or a sacred spring can't be felt along a “one week spiritual trip” because it holds the power of a living community as well: my parents, relatives, those whom I respect go to this place, look at that mountain when they want to meet God and clarified their souls properly. The respect of the ceremony and its continuous experience teaches us patience, dissolving personal interests in a higher level of consciousness. In other words: a behavior like this (letting my personal interests go away) can be integrated into the pattern set of my brain (that considers only my personal interests because of the evolution) only if it is constantly supported by positive experience and sensible gain (support from the community, the power and security it provides)</text:p>
      <text:p text:style-name="P15">The result of this community evolution is the world today. Personal freedom triumphed (in at least the cultures we care about, meaning those that agree in this), the only way of sharing resources is fighting, sanctified by the contest based market economy. Local communities have lost their former, publicly respected pattern structures, the foundations of conflict management – the media suggested patterns popularize fighting. We don't have common experiences because we do not directly depend on our neighborhood but complex organizations relay among us, our financial status and virtual circles of friends are totally alien among us.</text:p>
      <text:p text:style-name="P15">Before this would “look like blaming” I have to add that there is no wonder in that we have wasted our heritage, because we should have keep the uncomfortable parts: limitations and rules from the old system, and build a new, total and personally accepted responsibility upon it. Naturally we have chosen the opposite: to get free from the limits and avoid the responsibility.</text:p>
      <text:h text:style-name="P20" text:outline-level="2">Fears, lies, hiding</text:h>
      <text:p text:style-name="P15">We already have two serious stress sources: the knowledge of vulnerability and finite lifetime, and the fact that resources are limited, the danger of pain, suffering and death does not belong to the far, misty future but in this very moment can happen that I will be hungry, thirsty or cold and I can't solve the problem because the resources are scarce and may be owned by someone else. These information cause a constant stress in my brain, yet they rarely rise up to conscious level, actually I work all the time to keep them down there. Of course I prefer dealing with nice and positive things to the constant, properly established fear of need or death. What would the opposite be good for?</text:p>
      <text:p text:style-name="P15">Protecting its own integrity and stability belongs to the core functions of the brain, so it tries to avoid the possible self empowering processes that would decrease the attention, reaction ability and readiness towards the outer world. Here belongs the phenomena that when I constantly think about clearly unsolvable questions, this tread wheel becomes repelling: the protection mechanisms of my brains started, “I don't like” dealing with those questions. I want to be very precise here: <text:span text:style-name="T1">the fact that he brain stops thinking about these questions is not related to laziness or irresponsibility.</text:span></text:p>
      <text:p text:style-name="P5">The brain is simply does its job: holds the basic functions essential to keep the individual alive and safe on the necessary level. If it senses that a process that is unproductive from this viewpoint (actually: hopeless, desperate thoughts) circles in my head for too long, it protects itself and issue opposite orders – we can say it switches the lights off.</text:p>
      <text:p text:style-name="P15">Alas similarly to the darkened lamp in the child room, the fear does not go out, it rather gets stronger when the control of the mind is gone. The active search for escape by the conscious thinking gave a slight hope until this time, now the “problem” turns to inevitable lethal “catastrophe” and is lowered to the guts. Nothing helps, so let's do whatever we can as long as we can; and search or create a safe environment for the everyday mind in which it can keep the unsolvable problems “at their place in the cellar”, on subconscious level.</text:p>
      <text:p text:style-name="P15">This is what drives the current harsh, colorful wealth of product of our civilization: to create an environment that can separate me from my unsolvable problems. This is the root of its immortality: on the contrary to the common statements this world does not cripple the human being, but does just the opposite: the human being fights against the idea of its own realized and hopeless misery when creates this colorful hell and muffle itself with it. The lies of the advertisements would not exist without a target group of a proper size, that wants to hear just that lie – be those cosmetics, cars, mobile phones or <text:s/>political declarations.</text:p>
      <text:p text:style-name="P15">The fulfilled shelves of supermarkets try to blindfold generations of ancestors live in my guts and scared of starvation. We wander around the shopping malls to calm them: look: we do have far enough food, drink, clothes, anything... Unfortunately this entity, living in our subconscious mind can't relay because it knows more than our lies, it feels our hidden fears: it knows that the masses of goods are in vain if we can have only a portion according to our purse. It knows that we see and know about lots of people living in the neighborhood who gets nothing of this wealth, hopelessly indebted, homeless, they simply can't enter those wide doors, can't take anything from these open shelves, those sweets offer themselves in vain. It knows that people die of starvation and thirst in this very moment, masses kill each other in numerous ways for different reasons or just for fun. It knows that our savior from the poverty is only the job we hang upon, from the latter bad scenarios is only a lucky place and time of birth – but anything that gives us safety may disappear anytime.</text:p>
      <text:p text:style-name="P15">It surely knows all this because we banish all the latter information to the same subconscious level, the cellar of our minds. This is why all the glitters, full shelves, careers are in vain – the hunger gets more torturing, the fear is not relieved, the thirst for the lies, noise, swirl gets stronger. Of course when there's a need, there's a way: armies of striving servants appear, grab our hands, indulge and explain, caress and smile, and bring us forward as long as our money covers. We look for a few minutes embarrassed back to the others, the hungry, thirsty, cold and sick; they would need the help much more than we need those new fake wonders; then we relax because it's much better to bath in the light and chat with similar winners than the fear and discomfort. Unfortunately our brain, the pattern matcher deep inside recognizes that one day we will be the hungry, thirsty and sick ones who are left behind, we will watch our pals first looking back disturbed, then the slowly relaxing faces and emptied eyes. This information goes into the cellar, under the limit of the conscious mind.</text:p>
      <text:p text:style-name="P15">The fear is a great lord, the terror flows out of the cellar and drives the conscious self not to lag in the race, not to fall out of the basket because the fall in unstoppable. The mind searches for escape, fights, struggles for survival – the loser falls out of the view, the survivors are tougher and tougher, the combat gets more and more brutal. The former playful “come on, show me” contest turns to the struggle for life.</text:p>
      <text:p text:style-name="P15"/>
      <text:p text:style-name="P5">Buying simple whatnots like a watch, clothes, shoes, cars – earlier this was all about if I can afford a more expensive but comfortable, longer lasting piece – gets wild, envious eyes measure how much can I pointlessly spend on myself? If more then the others around me, I look valuable, “winner”, they will pick me up, if less, I fall out of the club and can start seeing those diverging eyes getting empty. Self driving, killing contest runs at the top, those people are far away from the normal needs of a human being, they can't see that a little thing for them “down here” may make even thousands lives better – hey, what kind of life, is it life at all that we have here watched from the top? And – is that life at all at the top?</text:p>
      <text:p text:style-name="P15">A contest, if not done for a public need and in an honest way, inevitably gets unfair: the more surprising a naughty trick is, the more likely it brings the victory, but the faster it goes into the armory of common weapons until a new, even more shameless idea is invented. The “higher” one is, the more such things he had seen and done, so hiding is a fundamental rule because I feel a kind of shame for doing that, I am scared of that it gets commonly known – and I am even more scared of that the same weapons will be used on me one day. Consequentially our society is not separated to impassably far horizontal layers, but the members of the upper classes get far from each other, their bonds are formed according to the current interests and may become enemies within moments.</text:p>
      <text:p text:style-name="P15">Totally absurd terms appear, we become the prisoners of freedom because freedom means that I can afford all that useless food, goods or “experiences” that smart guys invented for me to feed me. I am “free” because I can hide my personality from “curious eyes” behind nicknames and fake identities.</text:p>
      <text:h text:style-name="P20" text:outline-level="2">Periods</text:h>
      <text:p text:style-name="P15">A strange kind of self fooling is that we sweep the ultimate power of time under the carpet and handle the periods irrationally. We commonly talk about the billions of years of the evolution of the Universe buried in lightyear distances; our children talk about the history of the dinosaurs millions of years ago. If you care, you can think about the first moments of the Big Bang in thousandths of seconds details, or about the speed of reactions in a particle accelerator.</text:p>
      <text:p text:style-name="P15">At the same time it is quite rare to see a direct analysis of time periods lasting for a few years or decades, spanning a single, our generation. The most important pattern is missing: the few decades long period only applicable for a human being including me, building my possible life path containing my birth, development, activities, falling and passing by. There is no obvious model showing how my personal deeds, career integrates into larger processes.</text:p>
      <text:p text:style-name="P15">The hypothetical “winner”, ideal of our economical world is someone, who wins the contest in his active age, does not have to do anything anymore, just to lean back in the armchair, relax, fiddle with his empire when he likes, otherwise he just thinks how the next ship should look like or what champaign to drink in the morning. Unfortunately this image is totally fictional, in fact our economy may sustain this level for a very small minority, while the “rest” should consider themselves looser and be put in the army of servants.</text:p>
      <text:p text:style-name="P15">This is why they do not appear in the media as an aim to follow, but the fighter, the beautiful, the rich, the young, 20-30 years of age boys and girls, who must only care for how to have fun, their all problems from digestion to cleaning or amusing their kids are solved by the products of support industry.</text:p>
      <text:p text:style-name="P15"/>
      <text:p text:style-name="P5">What we don't see here that the nice girls splattering with water-pistols on the picture will superannuate from the profession in five years, and they can stare at younger girls where they used to bloom. The advertised youth is eternal; we, the admirers of the billboards get older and more frustrated each year – thus more vulnerable to the “surrogates”.</text:p>
      <text:p text:style-name="P15">Even the former hypothetic winner image is a lie. Most of the can't free from the life-long race, where the aim gets the more absurd over the time. Good examples are the industries of luxury boats, sport cars, private jets, women, drugs, insane hobbies and the army of more and more pointless electronic gadgets with which they try to substitute human relations and calm facing the mirror. Others – realizing the responsibility behind the power they possess – try to return something into the system that they have directly or indirectly ruined for their personal prominence – look at George Soros or Bill Gates.</text:p>
      <text:p text:style-name="P15">I have faced with this right now, when I could not work with “industrial models” in planning my house and the garden: landscaping, grassing mean years, planting a tree a bush, a vine means thinking in years, decades, and I see when the trees will bear fruit, my sons will go to secondary school or university and I will be that much older, that much less time left to live. A tights thick almond tree was here before I was born, the acacia bush that I constantly fight against will be here when I will not. The decisions I make, the work I invent today will be here in the next generation, my “enemies” and “fruits” both survive me.</text:p>
      <text:p text:style-name="P15">I miss the living community that I have known since my childhood, which would give me models, help, power in this change over this short period; which would provide comfort, a smile, deference to the sadness in this idea. No wonder that in our atomized communities the “human generation” level thinking gives such a stress and cries for surrogates.</text:p>
      <text:h text:style-name="P20" text:outline-level="2">Questions of belief</text:h>
      <text:p text:style-name="P15">Contrary to the logical reasoning, belief has a much greater significance than what we think today. Belief, according to my definition is “not-knowledge”: that part of our cognition that we can't support with personal experience, logical explanations, but accept it as we have read, heard.</text:p>
      <text:p text:style-name="P15">This definition expands the reach of belief. We have to admit that we actually know very little about the world. We might have lived for a few decades with conscious memory, so we have experiences about our own life, but even that is imperfect (furthermore we all know that our senses can be fooled, and our memory is selective, moreover: with proper tricks it can be achieved to remember certain events differently from how we actually lived them). We did not make he most fundamental physical, biological experiments ourselves, almost all “knowledge” is based on what we have learned in school, heard in radio, seen on TV – and we believe it because smart people say so.</text:p>
      <text:p text:style-name="P15">Of course I know that these are fact proven by scientific experiments. However from the acceptor's side like me this is not different from the knowledge available a few hundred years ago, when Earth was flat and the center of the Universe. Yea, some talk about a certain Galileo, but that is so uncertain and embarrassing – until a new, common scientific image of the world is born that includes his theories. Then a certain Einstein comes with embarrassing, illogical ideas; then quantum physics comes, ... The physics slowly becomes something like the medieval God, a mystic entity, understandable by its own priests only, but for sure we have to build a big cathedral to it – this is the LHC actually.</text:p>
      <text:p text:style-name="P15"/>
      <text:p text:style-name="P5">The most annoying problem is that rumors always come from outside the walls of science. People who should have died according to the known laws of biology or physics – but they didn't. Physicians say that the result of an experiment seems to follow what they actually want to prove by it. Psychological tests proving the unbelievable suggestibility of human thinking, or that most of us have the same mentality under the common everyday personality, that has created world wars and extermination camps. The area which is commonly referred to as “knowledge” sometimes shows its real face: with huge efforts we have pushed far away the limit between the commonly understood things and the unknown, and we have populated the ground (machines, electricity, ships, airplanes, space flight, medicine), but beyond, above and under the limits there are no man's lands. We simply don't know what is beyond the light of our lamps.</text:p>
      <text:p text:style-name="P15">I say: our brain knows well the limit between the (let's admit that) annoyingly small area that it really covers with “knowledge”, and the world that it just “believes” without checking. Consequentially it is very interesting whether we “believe in our beliefs” or not.</text:p>
      <text:p text:style-name="P15">In spiritual terminology we call “conversion” or “enlightenment” when someone, regularly after a long search is able to experience his own belief as a personal, internal truth (although this explanation to this state is quite weak). The converted/enlightened person has an unbreakable inner stability – this is not dogmatic, not follows external regulations but finds his inner voice that brings peace, understanding, respect and humility into his life towards himself and the world as well.</text:p>
      <text:p text:style-name="P15">Until this state comes, consciously or subconsciously, within the boundaries of a formal church or flipping among various superstitions, perhaps as a believer of atheism, a constant battle is fought at the edges of the mind, powered by the uncertainty of the beliefs.</text:p>
      <text:h text:style-name="P40" text:outline-level="3">The source of common faith</text:h>
      <text:p text:style-name="P15">At the beginning of its history, the human race was merely some small groups of our ancestors. The hierarchy and actions of the group depended on one thing: the current power relations of the members. The strongest was the boss, but all fought for their ranks. A system like this can have a limited size because above a certain level all time would be spent on internal battles: the complete rank order of some hundred members can't be remembered and fight with the proper ones (where these fights can be lethal anytime). The oversized groups split apart and migrate, or maybe in bad times humans fight for territories on group level, the winner may assimilate the loser because the fight decreases the member count under the maintainable level.</text:p>
      <text:p text:style-name="P15">Only a common belief can create such rules that all the members accepted without fight – the renegades were forced to leave by the united power of the group. This allowed to increase the group size because the belief was more important than the personal rank order, it limited the significance of the internal fights.</text:p>
      <text:p text:style-name="P15">The belief was formerly owned by a certain priesthood, it combined a non-personal material knowledge about the environment (tools, plants, healing, natural cycles and phenomena) and a spiritual ideology that unified that knowledge (God or gods, ghosts etc.). Later in its history, the church started to fear for its power from the material knowledge, thus denied and excluded science from the world of faith. So, the science started its own independent life – and many times took its revenge.</text:p>
      <text:p text:style-name="P15">Why is this so important? Because this means that in order to maintain a cooperating community of a huge size without constant aggression for the individual ranks, we must have a common faith – which means both a learned and respected material knowledge and a proper level of spirituality!</text:p>
      <text:p text:style-name="P5">In other words: a community really lives only while it respects the teachers and the priests, goes to the first for knowledge and to the second for solace, comfort, peace (in one word: wisdom); and of course while the proper persons who respect each other have these roles.</text:p>
      <text:p text:style-name="P15">Today we actually live in prehistoric times: “all the roosters have their own pile of garbage”. We theoretically form communities of hundred thousands, millions of people, but in fact there are atomic groups of a few members in all the environments, based on rank fights with direct aggression – the difference is only that today the gain is not the killed animal but career, tender or research money, orders etc.</text:p>
      <text:p text:style-name="P15">The place of belief, the need for the inner stability it provides in the human soul is not gone, but the source of the belief became incredibly weak. We freely criticize the dogmas of the church – and there are so many that we know about, which is the true one? How God likes to be called? What if I bet the wrong horse? Or look at the power of knowledge... it's enough to check the respect of the teacher's profession, or to look how the real knowledge and honesty prevails in this world of seeking for tricks and “smart ways”. Survival and progress today does not mean following the community rules, but dodging them along our personal fights.</text:p>
      <text:p text:style-name="P15">The media formerly broadcast the current common state, beliefs and plans, and allowed to form huge (real: based on values, beliefs and common aims) communities, where most of the members never met each other. Practically, media was the source of belief. Today it is in the state of total corruption and sells anything as truth, it considers “entertainment” as its own main function – though how much better it would be if we search for our own personal entertainment again in ourselves or among our friends and pals, ad not “in the box”...</text:p>
      <text:p text:style-name="P15">This is not a mere coincidence: the human race was not ready to handle the huge masses that can be moved by the media, this powered world wars and the upcoming cold war. If you like, today's pointless kaleidoscope is still better than a totally conscious, one way manipulation... Yet it's time to realize: this is still just a makeshift leading us in a wrong direction.</text:p>
      <text:h text:style-name="P40" text:outline-level="3">The Original Sin</text:h>
      <text:p text:style-name="P15">The stress does not stop at the borders of beliefs, they appear in the religious fatih as well.</text:p>
      <text:p text:style-name="P46">I will show some of my heretic ideas that may seem bizarre for some Christian people for the first time; I ask them to keep in mind: in my headstrong way i do believe in God and just this makes me unable to accept a ridiculous tug of war between God and Satan, with us in the role of the rope. My faith tells me a much deeper story with full of love.</text:p>
      <text:p text:style-name="P32">The “human part” of the Bible starts with Lucifer, the “bad guy” offered the woman the fruit of the tree of knowing the right from wrong. Eva ate from the fruit and gave it to Adam, who also tasted it, but it stuck in his throat. Because of this, God expulsed them from the Paradise and sent a guard to the gate so they could not sneak back. This is the Original Sin affecting all the humans, we can blame women for it (and so they are still not free from the medieval play down) – and the main cause is that evil Lucifer, without him we would still live happily in the Garden of Eden.</text:p>
      <text:p text:style-name="P15">Now let's take a look from the other side. When are we the most proud of being human? I do not mean that “I can go 250 km/h with my new sports car”, or that we can already build artificial islands and 200 storey hotels upon the sand shore, but when our heart sinks a little, the head bows and we say to ourselves: “yes, that's a human”. We say this when people put their interests away, risk their lives or devote huge amount of time to achieve a higher level aims or help their fellows.</text:p>
      <text:p text:style-name="P47"/>
      <text:p text:style-name="P48">We appreciate that a person makes an ethical decision, realizes the difference between “right and wrong” and chose the “right”, furthermore not in the Paradise (because there it should not matter) but in this cruel everyday world. What's this? Are we proud of something, do we consider the top of being human something that we could not experience without doing the Original Sin, if that nasty Lucifer did not make his trick to the woman?</text:p>
      <text:p text:style-name="P47">The source of this conflict is not the Bible (it is rather a bit too straightforward in this case) but its common interpretation, although we are fortunately quite far from the medieval level.</text:p>
      <text:p text:style-name="P47">Who is the main criminal? Lucifer, whose name means “Light bringer”... what light he brings? Why don't we give him an ugly name if we can thank him our being outcast? I think that Light he brought is the ability of making moral decisions that he took from the hands of God and gave to us, thus making us liable for them as well. His cousin is Prometheus in the Greek mythology, the titan who steals the fire from the holy forge and gives it to men – and receives his punishment from Zeus for that. The difference is spectacular: the Greek religion considers fire as the special gift from the gods that emerges human from the nature; the Bible points the knowledge of right from wrong as the distinctive force that gives the human being a new path.</text:p>
      <text:p text:style-name="P47">Lucifer gave the apple to the woman... because she can deal with it, she carries and sustains a new life, she can break all the rules and do anything for life, for a child. She can bend the strict lines, the difference between right and wrong to the Life with love, patience, tolerance and humility. And she is the one who gives it to the man, but it stuck in his throat, he can't get it down. He needs the rules, the external models to which he measures, adapts himself, to which he wants to shape the world.</text:p>
      <text:p text:style-name="P47">God expulses us from the Garden of Eden: we get the rules of scarce resources and short lifetime. This is not evil, not a narrow-minded revenge for doing something wrong, but an test, a chance to really measure our inner strength and values. We use our life, our decisions to show the real value of having the power of free will and how we understand the responsibility that it comes with. God sends a guard to the gate – he does not build a wall, does not hide the world of wonders forever, just guards it, sets conditions to the enter.</text:p>
      <text:p text:style-name="P47">Of course we can auto-suggest the guilt to ourselves, referring to the Christian religion, past decisions or inability to act, and can run away from our tasks, chances and the weight of everyday decisions for a whole lifetime; but we can also interpret this lesson as that we are given a great gift, a whole life in which we can be measured and we are allowed to grow up to this challenge.</text:p>
      <text:h text:style-name="P40" text:outline-level="3">Crucify him...</text:h>
      <text:p text:style-name="P15">An other favorite topic of mine is the death of Jesus. Let's accept the story as it is written in the Bible as a starting point, as all believers do and those non-believers who criticize the Bible or God because of this story; but now put away the individual spiritual certainty and experiences based on the personal faith.</text:p>
      <text:h text:style-name="P49" text:outline-level="4">What kind of God can send to torture and sacrifice his own son? </text:h>
      <text:p text:style-name="P15">Before seeking for an answer, it is worth to think about what this question means. Does God “wants” Jesus to die? Is the term “want” applicable to an entity at all, to whom time itself does not exist because he can see the past, present and future in parallel (and can temporarily give this ability to the prophets)? Does God decide? No... We are those only, who perceive time as a process, who have the freedom of choice; it's like we run as parallel threads in a carpet made of us and our actions, that God can see from above as a whole. It is not his decision to send Jesus to die – we do that...</text:p>
      <text:p text:style-name="P15"/>
      <text:p text:style-name="P5">What does it mean that Jesus is the son of God? I can't really accept those biological aspects, a sort of direct genealogy – I find it more important that Jesus is born by God's intention, God is there in Maria's pregnancy – as he is there in all pregnancies. For a believer we all, each and every human, living being and lifeless thing is the creature of God, exists by God's intention and brings messages to the others. Jesus states this with mathematical accuracy: he calls himself the Son of Man, but not “man”; this means to me that he is made of man, but more than what we use to call a man, so he cannot name himself that way. This “more” is that he loves God as his father, and consciously accepts all of its consequences.</text:p>
      <text:p text:style-name="P15">Why is it a problem that God's son dies? We all die anyway; would God be right if he puts his son above the rules of the game and let him live among us forever? This would be much less acceptable that seeing his Son live and die just like we do. At the same time this gives a little different shade to the original question that in fact sounds like this: <text:span text:style-name="T1">What kind of God can sacrifice me? </text:span>Who accepts that I was born to die, does nothing to save me, does not make any wonder and grab me out of my tortures? How can he want me to love him, how can he say that he loves me? This question can only be answered if I can accept the rules of the game independently from the fact that means my own finiteness – and we are at the “original sin” again that we can read positively as a challenge, as the sole chance to complete the fate of Jesus, or my own story.</text:p>
      <text:p text:style-name="P15">The fate of Jesus belongs to all people who really love God as their father, a model and a warning for all of us. All in all we live a finite life, and by even living a “totally perfect life that God likes” we can't avoid death: it will come for all of us. We can only choose what do we consider more important: the possessions, the material joys and gains that life can give – or living in love, sharing our goods, our “talents”? Jesus is a model who selected sharing, giving, living a whole life by the rules of love, consistently in all circumstances, and for this he has literally sacrificed everything including his own life – the lesson would be simply incomplete without this final oblation. The opposite side is shown in his temptation, which is fully represented in the story of Faustus, who choses the other side: he gets all the joys, treasure and power of the material world – the only price is his own soul, actually the ability and desire for accepting all our fellows as equal and loved companions. The New Testament is also a warning, we can see that this spiritual way has a lot of jettisoning and may end with the final sacrifice. In fact it is not Jesus only, who gave his own, precious, wonderful and unique life for others.</text:p>
      <text:p text:style-name="P50">There is another critical moment: when Jesus dies he says a key sentence: “Why have you abandoned me?” The moment of death for Jesus, the man of spirit is when he feels that his connection to God is lost. For him death is an opposite step compared to us: all along his life he worked in harmony with his inner voice, God, that had led him trough the numerous moments of his story. The end is the moment when there is nothing more to do, the inner voice silences, the leading light go out. After the first shock he realizes that this is not God's change but his own: all the tasks are done, <text:span text:style-name="T1">“It is finished.”</text:span></text:p>
      <text:p text:style-name="P15">Our lives go in the opposite way, today's world belongs to Faustus, and we give up our Jesus-self decision by decision, crumb by crumb: we aspire after the fake safety and pleasures provided by the material world. Our inner light is alien to us that many can see only in the very last moment – or more precisely: when in the last moment we finally break free from all our material yokes and affections, only then we recognize the Path that we have ignored all along the way. This is what the “film of life” that many near-death experiences mention is all about. Therefore for us death is not being left but the opposite: finding God, and when we face him we can show nothing more than: <text:span text:style-name="T1">this is what I have done</text:span>. The distance between these final statements: “It is finished” and “This is what I have done” is overwhelming, and the question is straightforward: from the opposite stories, which one stands “on its feet” and which “on its head”?</text:p>
      <text:h text:style-name="P51" text:outline-level="4">Pilate</text:h>
      <text:p text:style-name="P15">We don't like Pilate because he was an outsider, he could have saved Jesus but instead of that he tortured and gave him to his enemies, so Pilate is a bad example. Surprisingly enough, Jesus excused him from the first moment, saying that his power comes from far beyond and Pilate can't do anything to change the story. Does this mean God and predestination, or sticking to the prophecies? Not for sure...</text:p>
      <text:p text:style-name="P15">Pilate's power comes from Rome. This is why he is sitting in that chair, the world he knows is “the world of a roman governor”, he is not a person but a manifestation of a certain role. The remorse of a person is irrelevant, the role must be played: Pilate, the person wanted to save Jesus because he finds him clean, but Pilate the governor is helpless, the power itself that he thinks he owns makes him unable to make the decision that he wishes as a person. He could do only one thing: get rid of his power, resign with saying that he does not want to make this decision, but he can't save Jesus even in this way. The next governor would come into the same situation, and anyways, the fate of Jesus would be just the same. “You can't change it” – says Jesus, and this is not giving up or reading out the book of fate, but a simple fact.</text:p>
      <text:p text:style-name="P15">Poor Pilate still tries; in fact he does anything to save Jesus. The conflict of a governor is that the Jews name Jesus their king ordered by God, and Pilate in his role can't tolerate this. Rome has agreed with the official leaders of the Jews so he hopes that they will silently calm the situation down for him. Unfortunately the priests are helpless too, they don't know how to handle Jesus, and moreover, the masses following and dreaming him as their savior. The leaders try to negotiate with him: if Jesus proves his being sent by God by a miracle, then it's okay: God really decided to save his people, they would support him and transfer their existence into the new leadership. Alas, Jesus can't make any miracle for his own sake – but the mob is still there. If there must be someone to blame, that should be the roman, so they send Jesus back to Pilate.</text:p>
      <text:p text:style-name="P15">Now Pilate tries to convince the people: wants to show them that Jesus is just another man: he can be beaten, he bleeds, moans and cries, believe at long last that he is not a God sent king. All should go home and return to their normal lives, and Jesus would be saved; Rome has no problem with him, but has to handle the rioting mob. The key sentence is “Behold the man!” I am confident that at this moment there is only one person on the gallery because Jesus, the son of a carpenter, and Barabbas (Bar Abbas: the Son of the Father), because of whom the region is in riot, is <text:span text:style-name="T1">the very same person!</text:span> If the people recognize him as Jesus, then the carpenter's son, teacher, healer, sacred man can be released; but if he is saluted as the Holy King, then Rome has no option but to destroy him. The mob makes its choice.</text:p>
      <text:p text:style-name="P15">Why do we hate Pilate? Because he reminds us to ourselves. In our world we are the governor trying to control our inner wishes, desires, dreams in the name of Rome, the external, material world. So we compromise with the “common rules of faith”, more or less build them into our lives and create a relative<text:tab/> harmony between the inner and the outer world.</text:p>
      <text:p text:style-name="P15">However Jesus kicks up this agreement: the Faith, the inner voice that is in diametrical opposition to this surrender-based order, forces me out of those familiar roles, wants me to show my personal opinion although the decision of the “role” is evident. Furthermore it is sure that giving up the role does not change the story: the next person taking my place will do what I could not easily, without a thought. I try to follow a spiritual approach but have to realize that God makes no miracle to show me the way. I partially yield to the power of the faceless mob but in vain: I have to destroy the inner voice in order to restore the peace; step by step, decision by decision I give up the son of God living in me.</text:p>
      <text:h text:style-name="P49" text:outline-level="4"/>
      <text:h text:style-name="P51" text:outline-level="4">His blood be upon us...</text:h>
      <text:p text:style-name="P15">Finally we are especially angry with the Jews because finally they have sent Jesus to the cross, watched his death and took on the liability for it. Or?...</text:p>
      <text:p text:style-name="P15">Who were those Jews? A very strong, cohesive nation. The great Roman empire had assimilated numerous nations, took their culture, reshaped them, their teachers, leaders ordered to its own service. However it could not handle the Jews, could not break “the chosen nation” image and the closeness; thus it had to settle for a coexistence that we would call a partial autonomy today.</text:p>
      <text:p text:style-name="P15"/>
      <text:p text:style-name="P15">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P15">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P15">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P15">„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P15">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P15">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P15"/>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6" text:outline-level="2">Minél jobb, annál rosszabb</text:h>
      <text:p text:style-name="P27">„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7">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7">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7">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7">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7">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P15">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7"/>
      <text:p text:style-name="P28">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7">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7">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7">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7">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P15">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P20" text:outline-level="2">Redundancia</text:h>
      <text:p text:style-name="P27">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52">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7">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7">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7">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7">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P15">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P15"/>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P15">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P15">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P20" text:outline-level="2">A fejlődés képlete</text:h>
      <text:p text:style-name="P15">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53">IDŐ x KÉPESSÉG = ÉRTÉK</text:p>
      <text:p text:style-name="P15">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P15">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P15">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P15"/>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P15">Lássuk most a képletet részleteiben</text:p>
      <text:h text:style-name="P40" text:outline-level="3">Idő</text:h>
      <text:p text:style-name="P15">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P15">A közösség tehát „üzletet ajánl” az időnkért, amit nem szórakozással, pihenéssel, stb. töltünk, hanem számára hasznos tevékenységgel. Cserébe javakat juttat nekünk, amelyeket mások idejének hasonló megvásárlásával szerez meg.</text:p>
      <text:p text:style-name="P15">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P15">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P15">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P15">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P15">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P40" text:outline-level="3"/>
      <text:h text:style-name="P54" text:outline-level="3">Képesség</text:h>
      <text:p text:style-name="P55">A közösség ajándéka: azon tényezők, amelyek az egyed idejét minél nagyobb közösségi értékké tudják változtatni. A képesség sokrétű. Ide tartozik:</text:p>
      <text:list text:style-name="L5">
        <text:list-item>
          <text:p text:style-name="P56">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56">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57">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P15">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P15">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P15">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P15">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P40" text:outline-level="3">Érték</text:h>
      <text:p text:style-name="P15">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P15"/>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P15">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P15">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P15">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P20" text:outline-level="2">Feladat helyett jutalom-központúság</text:h>
      <text:p text:style-name="P15">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P15">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P15">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P15"/>
      <text:p text:style-name="P28">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52">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7">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7">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P15">Mindezt lehet másként is fogalmazni, mondhatjuk azt, hogy a probléma forrása a <text:span text:style-name="T8">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P15">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P15">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P15">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P20" text:outline-level="2">Evolúciós hatás</text:h>
      <text:p text:style-name="P15">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P40" text:outline-level="3"/>
      <text:h text:style-name="P54" text:outline-level="3">Első hiba: a „jó” fogalmának definíciója </text:h>
      <text:p text:style-name="P15">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P15">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P15">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P15">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P40" text:outline-level="3"/>
      <text:h text:style-name="P54" text:outline-level="3">Második hiba: a szabályozó tényezők</text:h>
      <text:p text:style-name="P27">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8">A felsorolt feltételek egyike sem teljesül az emberi civilizációra, amely a közhiedelem szerint garantálná a résztvevők fejlődését.</text:p>
      <text:p text:style-name="P52">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7">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P15">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P40" text:outline-level="3">Harmadik hiba: generációk</text:h>
      <text:p text:style-name="P15">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P15">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P15">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P15">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P15">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P15"/>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P15">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P40" text:outline-level="3">Eredmények</text:h>
      <text:p text:style-name="P15">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P15">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P15">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P40" text:outline-level="3">Következtetés</text:h>
      <text:p text:style-name="P15">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P20" text:outline-level="2"/>
      <text:h text:style-name="P36" text:outline-level="2">Hibakeresés és beavatkozás</text:h>
      <text:p text:style-name="P15">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P15">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P15">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P15">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P40" text:outline-level="3">Közösségi szint</text:h>
      <text:p text:style-name="P15">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P15">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P15">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P40" text:outline-level="3">Mit tekintünk ma hibának?</text:h>
      <text:p text:style-name="P15">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P15"><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P15">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P15">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P15">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P15">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P15">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P40" text:outline-level="3">Káros-e a hiba? </text:h>
      <text:p text:style-name="P15">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P40" text:outline-level="3">Ellenlépések</text:h>
      <text:p text:style-name="P15">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P15">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P15">Röviden: a közösség egészét tekintve hibás tevékenységek még felismerésük után sem feltétlenül változnak meg, mert a változás elindítása pénzügyi szempontból súlyos hiba lenne.</text:p>
      <text:h text:style-name="P40" text:outline-level="3">Megelőzés</text:h>
      <text:p text:style-name="P15">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P15">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54" text:outline-level="3">Hatások mérséklése</text:h>
      <text:p text:style-name="P15">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P15">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P15">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P15">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P15">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P40" text:outline-level="3">Elhárítási módszertanok</text:h>
      <text:p text:style-name="P15">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P15">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9">a szereplők közvetetten érdekeltek az ellenfelek sikertelen hibaelhárításában;</text:p>
        </text:list-item>
        <text:list-item>
          <text:p text:style-name="P59">a saját hibák napfényre kerülése rontja a versenyhelyzetet;</text:p>
        </text:list-item>
        <text:list-item>
          <text:p text:style-name="P59">a teljes információmegosztás „ipari titkokat” sért.</text:p>
        </text:list-item>
      </text:list>
      <text:p text:style-name="P15">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P15">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P40" text:outline-level="3">Felismerés</text:h>
      <text:p text:style-name="P15">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P15">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P15">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5">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54" text:outline-level="3">Eredendő ok </text:h>
      <text:p text:style-name="P15">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P15">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P15">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P15">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P15">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36"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P15"/>
      <text:h text:style-name="P60" text:outline-level="1">A válság tényezőinek valódi szerepe</text:h>
      <text:p text:style-name="P15">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P15">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P15">„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P15">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P15">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P15">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P20" text:outline-level="2"/>
      <text:h text:style-name="P36" text:outline-level="2">Élet, halál, változás</text:h>
      <text:p text:style-name="P15">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P15">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P15">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P15">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P15">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P15">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P20" text:outline-level="2">Pénz - globális értékhordozó</text:h>
      <text:p text:style-name="P15">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P15">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P15">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P15">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P15">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P15">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P15">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P15">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6" text:outline-level="2">Képességek és képtelenségek</text:h>
      <text:p text:style-name="P27">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7">Nagyon fontos megismernünk, pontosan tudnunk, hogy milyen eszközök lapulnak benne, mert ennek birtokában egész pontosan látható az adott pillanatban előttünk álló lehetőségek azon öt százaléka, amelyhez valóban jól fel vagyunk szerelkezve.</text:p>
      <text:p text:style-name="P27">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7">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7">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P15">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6" text:outline-level="2">Feladatok </text:h>
      <text:p text:style-name="P15">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P15"/>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P15">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P15">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P15">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P15">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P15">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P15"/>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P20" text:outline-level="2">Birtoklás</text:h>
      <text:p text:style-name="P15">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P15">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P15">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P15">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P15"/>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P15">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P15">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P15">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P15">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P15">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P15">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P20" text:outline-level="2">Együttműködés és verseny</text:h>
      <text:p text:style-name="P15">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P15">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P15">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P15">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P15">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P15">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P15">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P15">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P15">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P15">„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P15"/>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P15">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P20" text:outline-level="2">Egyidejűség</text:h>
      <text:p text:style-name="P15">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P15">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P15">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P15">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P15">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7"/>
      <text:p text:style-name="P28">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7">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7">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7">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7">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7">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7">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P15">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P15"/>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P15">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P15">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P15">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P20" text:outline-level="2">Klykhor, Gólem</text:h>
      <text:p text:style-name="P15">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P15">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P15"/>
      <text:p text:style-name="P15"/>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P15">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P15">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P15">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5">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P15">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P15"/>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P15">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P15">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P20" text:outline-level="2">Miért jó a válság?</text:h>
      <text:p text:style-name="P15">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P15">Most a csúf északi szél becsukta a mesekönyvet, és bár igen sokan fáradoznak azon, hogy újra visszaaludjunk, még nem látszik az a folyamat, amelytől mindenki újra megnyugodva visszasüllyedne a szép új világról szóló álmodozásba.</text:p>
      <text:p text:style-name="P15">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P15">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P15">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P15">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P15">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P15">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P15"><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P60" text:outline-level="1">Kiút</text:h>
      <text:h text:style-name="P61" text:outline-level="2">A hátsó kijárat</text:h>
      <text:p text:style-name="P27">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7">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7">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7">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7">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P15">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7"/>
      <text:p text:style-name="P28">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7">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7"><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7"><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7"><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7">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7">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P15">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P20" text:outline-level="2">Minél rosszabb, annál jobb</text:h>
      <text:p text:style-name="P27">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7">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7">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7">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7">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7">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7">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7">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6" text:outline-level="2">Pozitív minták teremtése, a kártékonyak kizárása</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62" text:outline-level="3">Biztonságvágy</text:h>
      <text:p text:style-name="P27">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7">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7">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40" text:outline-level="3">Halandóság, birtoklás, megosztás</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40" text:outline-level="3"/>
      <text:h text:style-name="P54" text:outline-level="3">Szemét</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3">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40" text:outline-level="3"/>
      <text:h text:style-name="P64" text:outline-level="3">Mérhetőség: pénz – CO2 – energia – beavatkozás</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9">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4" text:outline-level="3">Azonosíthatóság, felelősségvállalás, utódkeresés</text:h>
      <text:p text:style-name="P35">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40" text:outline-level="3">Lokális értékfogalom, szükségletalapúság</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40" text:outline-level="3">Határainkon túlmutató feladatok</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40" text:outline-level="3"/>
      <text:h text:style-name="P54" text:outline-level="3">A hit kulcsmondatai</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5">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5">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5">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36" text:outline-level="2">Alapfeltételek</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40" text:outline-level="3">Szervezettség</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40" text:outline-level="3">Információ</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66" text:outline-level="3"/>
      <text:h text:style-name="P67" text:outline-level="3">Motiváció</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68" text:outline-level="3">Hit</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36" text:outline-level="2">Források</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40" text:outline-level="3">Közvetlen szeméttermelés – csomagolás</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40" text:outline-level="3">Közvetlen szeméttermelés a négyzeten – szenvedélyek</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40" text:outline-level="3">Közvetlen szeméttermelés a köbön – fegyverek</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40" text:outline-level="3">Másodlagos szeméttermelés</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40" text:outline-level="3">Szemétté válás</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40" text:outline-level="3">Megosztás</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40" text:outline-level="3">Szállítás</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40" text:outline-level="3">Kereskedelem</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40" text:outline-level="3">Utazás</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40" text:outline-level="3"/>
      <text:h text:style-name="P54" text:outline-level="3">Képzés</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40" text:outline-level="3">Összefoglalva</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Útiterv</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2" text:outline-level="3">Bemutatkozás – virtuális szubjek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40" text:outline-level="3">Erőgyűjtés</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2" text:outline-level="3">Kibontakozás</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40" text:outline-level="3">Kiteljesedés</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40" text:outline-level="3">Esélyek?</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6">Ezt a vezetést folyamatosan éreztem utamon, most is emiatt írok. Hiszem, hogy ha jó úton járok, nem fog elhagyni, és ha eltévednék, segíti majd azokat, akik a helyes irányt követik.</text:p>
      <text:h text:style-name="P20" text:outline-level="2"/>
      <text:h text:style-name="P36" text:outline-level="2">Közös tudatosság</text:h>
      <text:p text:style-name="P46">(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52">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52">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69">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9">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9">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9">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9">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9">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9">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9">A választás, <text:span text:style-name="T1">a változás ideje eljött</text:span>, és nem múlik el attól, hogy az önsajnálatot, be­gubózó szerencsétlenkedést választjuk ahelyett, hogy büszkén vállalnánk a nekünk megadatott sorsot, óriási lehetőséget.</text:p><text:p text:style-name="P69"/><text:p text:style-name="P70">Fel a fejjel!</text:p></draw:text-box></draw:frame></text:h>
      <text:h text:style-name="P44" text:outline-level="1">Mazsolák</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40" text:outline-level="3">Élet</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40" text:outline-level="3">Inverz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40" text:outline-level="3">Lóverseny</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40" text:outline-level="3">Hőbörgők</text:h>
      <text:p text:style-name="P15">Az esztelen lázadó törvényszerűen válik azok eszközévé, akik ellen lázad.</text:p>
      <text:h text:style-name="P40" text:outline-level="3">Hajnalvilág</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71" text:outline-level="3"/>
      <text:h text:style-name="P72" text:outline-level="3">Hit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3" text:outline-level="3">Kérdések és válaszok</text:h>
      <text:p text:style-name="P15">Életünk azzal telik, hogy válaszokat keresünk kérdésekre; pedig sokkal fontosabb maga a kérdés: mi az, amit meg szeretnénk tudni, és miért pont azt?</text:p>
      <text:p text:style-name="P63">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52">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3" text:outline-level="3">Hit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40" text:outline-level="3">Hit-el</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68" text:outline-level="3">Modern rabszolgaság</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68" text:outline-level="3">Pohár</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5">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40" text:outline-level="3">Az alkotás határai</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68" text:outline-level="3">Civilizációk kapcsolata</text:h>
      <text:p text:style-name="P27">Az utazás témakörben eltöprengtem azon, milyen hatással van a mi civilizációnk egy meghódított közösségre; így azon is gondolkodtam, hogyan lehetne ezt jól csinálni. </text:p>
      <text:p text:style-name="P63">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68" text:outline-level="3">… tanítsd meg halászni...</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3">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4" text:outline-level="3">Az őrült kovácsmester</text:h>
      <text:p text:style-name="P35">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5">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10">hallván, hogyan büszkélkedik a kovács új találmányainak pusz­tító erejével.</text:span></text:p>
      <text:p text:style-name="P45">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8">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8">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8">Végül, amikor a műhely újra a mesterség <text:span text:style-name="T11">temploma és nem mészárszéke</text:span> lesz, amikor a lom elfogy, és az üllő vasért sóhajt, amikor az elűzött társ hűvös keze megérinti a kovácsét, és tekintete a hátát perzseli,</text:p>
      <text:p text:style-name="P74">a kalapács lesújt az acélgömbre.</text:p>
      <text:h text:style-name="P75" text:outline-level="1">Zárszó</text:h>
      <text:h text:style-name="P76" text:outline-level="2">Rövid kérdezz-felelek</text:h>
      <text:h text:style-name="P40" text:outline-level="3">Komolyan gondolod a leírtakat?</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40" text:outline-level="3">Belekapsz mindenféle tudományba – egyáltalán tudod, miről beszélsz?</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40" text:outline-level="3">Hasonló kezdeményezések?</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8">Az én nagy álmom, hogy mindannyian eljutunk a harmadik kőfaragó szintjére.</text:p>
      <text:h text:style-name="P40" text:outline-level="3">Mi következik ezután?</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40" text:outline-level="3">… és a mé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40" text:outline-level="3">Nem félsz?</text:h>
      <text:p text:style-name="P77">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77">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77">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78" text:outline-level="2">Motivációk</text:h>
      <text:p text:style-name="P47">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7">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7">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7">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7">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7"/>
      <text:p text:style-name="P48">Ma ezt írnám nem létező címeremre:</text:p>
      <text:p text:style-name="P79">Az Ősök tiszteletére,<text:line-break/>Minden társ hasznára,<text:line-break/>Az utódok örömére.</text:p>
      <text:p text:style-name="P35">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79">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Motivációk</text:chapter></text:span></text:p>
      </style:header>
      <style:footer>
        <text:p text:style-name="P2"><text:tab/><text:tab/><text:page-number text:select-page="current">1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1-01-08T18:37:51</dc:date>
    <dc:language>hu-HU</dc:language>
    <meta:editing-cycles>798</meta:editing-cycles>
    <meta:editing-duration>P88DT8H15M12S</meta:editing-duration>
    <meta:user-defined meta:name="Ver">0.9</meta:user-defined>
    <meta:user-defined meta:name="Info 2"/>
    <meta:user-defined meta:name="Info 3"/>
    <meta:user-defined meta:name="Info 4"/>
    <meta:document-statistic meta:table-count="1" meta:image-count="1" meta:object-count="0" meta:page-count="119" meta:paragraph-count="931" meta:word-count="65321" meta:character-count="441247"/>
  </office:meta>
</office:document-meta>
</file>